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width="0.18cm" svg:stroke-color="#ffcc99" draw:marker-start-width="0.57cm" draw:marker-end-width="0.57cm" svg:stroke-opacity="75%" draw:textarea-horizontal-align="center" draw:textarea-vertical-align="middle" fo:padding-top="0.215cm" fo:padding-bottom="0.215cm" fo:padding-left="0.34cm" fo:padding-right="0.34cm"/>
    </style:style>
    <style:style style:name="gr2" style:family="graphic" style:parent-style-name="Default_5f_1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svg:stroke-width="1.25cm" svg:stroke-color="#ff6600" draw:marker-start-width="4.055cm" draw:marker-end-width="4.055cm" draw:fill="none" draw:textarea-horizontal-align="center" draw:textarea-vertical-align="middle" fo:padding-top="0.75cm" fo:padding-bottom="0.75cm" fo:padding-left="0.875cm" fo:padding-right="0.875cm"/>
    </style:style>
    <style:style style:name="gr4" style:family="graphic" style:parent-style-name="standard">
      <style:graphic-properties svg:stroke-width="0.03cm" draw:marker-start-width="0.4cm" draw:marker-end-width="0.4cm" draw:opacity="50%" draw:textarea-horizontal-align="justify" draw:textarea-vertical-align="middle" draw:auto-grow-height="false" fo:min-height="0cm" fo:min-width="0cm" fo:padding-top="0.14cm" fo:padding-bottom="0.14cm" fo:padding-left="0.265cm" fo:padding-right="0.265cm" draw:shadow-opacity="50%"/>
    </style:style>
    <style:style style:name="gr5" style:family="graphic" style:parent-style-name="standard">
      <style:graphic-properties draw:fill-color="#6699cc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3cm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7cm" svg:stroke-color="#ff6600" draw:marker-start-width="0.53cm" draw:marker-end-width="0.53cm" draw:fill="none" draw:textarea-horizontal-align="center" draw:textarea-vertical-align="middle" fo:padding-top="0.16cm" fo:padding-bottom="0.16cm" fo:padding-left="0.285cm" fo:padding-right="0.285cm"/>
    </style:style>
    <style:style style:name="gr8" style:family="graphic" style:parent-style-name="objectwithoutfill">
      <style:graphic-properties svg:stroke-width="0.51cm" svg:stroke-color="#ff6600" draw:marker-start-width="1.85cm" draw:marker-end-width="1.85cm" draw:fill="none" draw:textarea-horizontal-align="center" draw:textarea-vertical-align="middle" fo:padding-top="0.38cm" fo:padding-bottom="0.38cm" fo:padding-left="0.505cm" fo:padding-right="0.505cm"/>
    </style:style>
    <style:style style:name="gr9" style:family="graphic" style:parent-style-name="standard">
      <style:graphic-properties draw:fill-color="#99cc99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03cm" svg:stroke-color="#99cc99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width="0.01cm" draw:marker-start-width="0.335cm" draw:marker-end-width="0.335cm" draw:opacity="50%" draw:textarea-horizontal-align="justify" draw:textarea-vertical-align="middle" draw:auto-grow-height="false" fo:min-height="0cm" fo:min-width="0.03cm" fo:padding-top="0.13cm" fo:padding-bottom="0.13cm" fo:padding-left="0.255cm" fo:padding-right="0.255cm" draw:shadow-opacity="50%"/>
    </style:style>
    <style:style style:name="gr12" style:family="graphic" style:parent-style-name="objectwithoutfill">
      <style:graphic-properties svg:stroke-width="0.01cm" draw:marker-start-width="0.335cm" draw:marker-end-width="0.335cm" draw:fill="none" draw:opacity="50%" draw:textarea-horizontal-align="center" draw:textarea-vertical-align="middle" fo:padding-top="0.13cm" fo:padding-bottom="0.13cm" fo:padding-left="0.255cm" fo:padding-right="0.255cm" draw:shadow-opacity="50%"/>
    </style:style>
    <style:style style:name="gr13" style:family="graphic" style:parent-style-name="objectwithoutfill">
      <style:graphic-properties svg:stroke-width="0.02cm" draw:marker-start-width="0.36cm" draw:marker-end-width="0.36cm" draw:fill="none" draw:textarea-horizontal-align="center" draw:textarea-vertical-align="middle" fo:padding-top="0.135cm" fo:padding-bottom="0.135cm" fo:padding-left="0.26cm" fo:padding-right="0.26cm"/>
    </style:style>
    <style:style style:name="gr14" style:family="graphic" style:parent-style-name="Default_5f_1">
      <style:graphic-properties draw:fill-color="#999999" draw:opacity="50%" draw:textarea-horizontal-align="justify" draw:textarea-vertical-align="middle" draw:auto-grow-height="false" fo:min-height="0.252cm" fo:min-width="0cm" draw:shadow-opacity="50%"/>
    </style:style>
    <style:style style:name="gr15" style:family="graphic" style:parent-style-name="Default_5f_1">
      <style:graphic-properties draw:fill-color="#808080" draw:textarea-horizontal-align="justify" draw:textarea-vertical-align="middle" draw:auto-grow-height="false" fo:min-height="0cm" fo:min-width="0cm"/>
    </style:style>
    <style:style style:name="gr16" style:family="graphic" style:parent-style-name="Default_5f_1">
      <style:graphic-properties draw:fill-color="#99cc99" draw:textarea-horizontal-align="justify" draw:textarea-vertical-align="middle" draw:auto-grow-height="false" fo:min-height="0cm" fo:min-width="0cm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83cm" fo:min-width="3.592cm"/>
    </style:style>
    <style:style style:name="gr18" style:family="graphic" style:parent-style-name="Default_5f_1">
      <style:graphic-properties draw:fill-color="#999999" draw:opacity="50%" draw:textarea-horizontal-align="justify" draw:textarea-vertical-align="middle" draw:auto-grow-height="false" fo:min-height="0.104cm" fo:min-width="0cm" draw:shadow-opacity="50%"/>
    </style:style>
    <style:style style:name="gr19" style:family="graphic" style:parent-style-name="Default_5f_1">
      <style:graphic-properties draw:opacity="50%" draw:textarea-horizontal-align="justify" draw:textarea-vertical-align="middle" draw:auto-grow-height="false" fo:min-height="4.093cm" fo:min-width="1.291cm" draw:shadow-opacity="50%"/>
    </style:style>
    <style:style style:name="gr20" style:family="graphic" style:parent-style-name="Default_5f_1">
      <style:graphic-properties draw:fill-color="#6699cc" draw:textarea-horizontal-align="justify" draw:textarea-vertical-align="middle" draw:auto-grow-height="false" fo:min-height="0cm" fo:min-width="0cm"/>
    </style:style>
    <style:style style:name="gr21" style:family="graphic" style:parent-style-name="Default_5f_1">
      <style:graphic-properties draw:textarea-horizontal-align="justify" draw:textarea-vertical-align="middle" draw:auto-grow-height="false" fo:min-height="0.296cm" fo:min-width="0.007cm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158cm" fo:min-width="0.315cm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158cm" fo:min-width="0.171cm"/>
    </style:style>
    <style:style style:name="gr2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25" style:family="graphic" style:parent-style-name="Default_5f_1">
      <style:graphic-properties draw:opacity="50%" draw:textarea-horizontal-align="justify" draw:textarea-vertical-align="middle" draw:auto-grow-height="false" fo:min-height="1.795cm" fo:min-width="0.498cm" draw:shadow-opacity="50%"/>
    </style:style>
    <style:style style:name="gr26" style:family="graphic" style:parent-style-name="standard">
      <style:graphic-properties draw:fill-color="#808080" draw:textarea-horizontal-align="justify" draw:textarea-vertical-align="middle" draw:auto-grow-height="false" fo:min-height="3.595cm" fo:min-width="5.938cm"/>
    </style:style>
    <style:style style:name="gr27" style:family="graphic" style:parent-style-name="Default_5f_1">
      <style:graphic-properties draw:fill-color="#00cc00" draw:opacity="50%" draw:textarea-horizontal-align="justify" draw:textarea-vertical-align="middle" draw:auto-grow-height="false" fo:min-height="0cm" fo:min-width="0cm" draw:shadow="hidden" draw:shadow-opacity="50%"/>
    </style:style>
    <style:style style:name="gr28" style:family="graphic" style:parent-style-name="Default_5f_1">
      <style:graphic-properties draw:fill-color="#ffff00" draw:opacity="50%" draw:textarea-horizontal-align="justify" draw:textarea-vertical-align="middle" draw:auto-grow-height="false" fo:min-height="0cm" fo:min-width="0cm" draw:shadow="hidden" draw:shadow-opacity="50%"/>
    </style:style>
    <style:style style:name="gr29" style:family="graphic" style:parent-style-name="Default_5f_1">
      <style:graphic-properties draw:fill-color="#ff3333" draw:opacity="50%" draw:textarea-horizontal-align="justify" draw:textarea-vertical-align="middle" draw:auto-grow-height="false" fo:min-height="0cm" fo:min-width="0cm" draw:shadow="hidden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opacity="50%"/>
      <style:paragraph-properties fo:text-align="center"/>
    </style:style>
    <style:style style:name="P4" style:family="paragraph">
      <loext:graphic-properties draw:fill-color="#6699cc"/>
      <style:paragraph-properties fo:text-align="center"/>
    </style:style>
    <style:style style:name="P5" style:family="paragraph">
      <loext:graphic-properties draw:fill-color="#99cc99"/>
      <style:paragraph-properties fo:text-align="center"/>
    </style:style>
    <style:style style:name="P6" style:family="paragraph">
      <loext:graphic-properties draw:fill="none" draw:opacity="50%"/>
      <style:paragraph-properties fo:text-align="center"/>
    </style:style>
    <style:style style:name="P7" style:family="paragraph">
      <loext:graphic-properties draw:fill-color="#999999" draw:opacity="50%"/>
      <style:paragraph-properties fo:text-align="center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style:text-properties fo:font-size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6pt" style:font-size-asian="6pt" style:font-size-complex="6pt"/>
    </style:style>
    <style:style style:name="P12" style:family="paragraph">
      <loext:graphic-properties draw:fill="none" draw:fill-color="#ffffff"/>
      <style:text-properties fo:font-size="4pt" style:font-size-asian="4pt" style:font-size-complex="4pt"/>
    </style:style>
    <style:style style:name="P13" style:family="paragraph">
      <style:text-properties fo:font-size="6pt"/>
    </style:style>
    <style:style style:name="P14" style:family="paragraph">
      <loext:graphic-properties draw:fill="none" draw:fill-color="#ffffff"/>
      <style:text-properties fo:font-size="6pt" style:font-size-asian="6pt" style:font-size-complex="6pt"/>
    </style:style>
    <style:style style:name="P15" style:family="paragraph">
      <loext:graphic-properties draw:fill-color="#00cc00" draw:opacity="50%"/>
      <style:paragraph-properties fo:text-align="center"/>
    </style:style>
    <style:style style:name="P16" style:family="paragraph">
      <loext:graphic-properties draw:fill-color="#ffff00" draw:opacity="50%"/>
      <style:paragraph-properties fo:text-align="center"/>
    </style:style>
    <style:style style:name="P17" style:family="paragraph">
      <loext:graphic-properties draw:fill-color="#ff3333" draw:opacity="50%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4.40000009536743pt" style:font-size-asian="4.40000009536743pt" style:font-size-complex="4.40000009536743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circuit imprimé" svg:x1="17.484cm" svg:y1="11.566cm" svg:x2="21.194cm" svg:y2="11.566cm">
          <text:p/>
        </draw:line>
        <draw:line draw:style-name="gr1" draw:text-style-name="P1" draw:layer="circuit imprimé" svg:x1="17.484cm" svg:y1="11.816cm" svg:x2="21.194cm" svg:y2="11.816cm">
          <text:p/>
        </draw:line>
        <draw:line draw:style-name="gr1" draw:text-style-name="P1" draw:layer="circuit imprimé" svg:x1="17.484cm" svg:y1="12.075cm" svg:x2="21.194cm" svg:y2="12.075cm">
          <text:p/>
        </draw:line>
        <draw:line draw:style-name="gr1" draw:text-style-name="P1" draw:layer="circuit imprimé" svg:x1="17.484cm" svg:y1="12.325cm" svg:x2="21.194cm" svg:y2="12.325cm">
          <text:p/>
        </draw:line>
        <draw:line draw:style-name="gr1" draw:text-style-name="P1" draw:layer="circuit imprimé" svg:x1="17.48cm" svg:y1="12.579cm" svg:x2="21.19cm" svg:y2="12.579cm">
          <text:p/>
        </draw:line>
        <draw:line draw:style-name="gr1" draw:text-style-name="P1" draw:layer="circuit imprimé" svg:x1="17.488cm" svg:y1="10.296cm" svg:x2="21.198cm" svg:y2="10.296cm">
          <text:p/>
        </draw:line>
        <draw:line draw:style-name="gr1" draw:text-style-name="P1" draw:layer="circuit imprimé" svg:x1="17.488cm" svg:y1="10.546cm" svg:x2="21.198cm" svg:y2="10.546cm">
          <text:p/>
        </draw:line>
        <draw:line draw:style-name="gr1" draw:text-style-name="P1" draw:layer="circuit imprimé" svg:x1="17.488cm" svg:y1="10.805cm" svg:x2="21.198cm" svg:y2="10.805cm">
          <text:p/>
        </draw:line>
        <draw:line draw:style-name="gr1" draw:text-style-name="P1" draw:layer="circuit imprimé" svg:x1="17.488cm" svg:y1="11.055cm" svg:x2="21.198cm" svg:y2="11.055cm">
          <text:p/>
        </draw:line>
        <draw:line draw:style-name="gr1" draw:text-style-name="P1" draw:layer="circuit imprimé" svg:x1="17.484cm" svg:y1="11.309cm" svg:x2="21.194cm" svg:y2="11.309cm">
          <text:p/>
        </draw:line>
        <draw:line draw:style-name="gr1" draw:text-style-name="P1" draw:layer="circuit imprimé" svg:x1="17.497cm" svg:y1="9.03cm" svg:x2="21.207cm" svg:y2="9.03cm">
          <text:p/>
        </draw:line>
        <draw:line draw:style-name="gr1" draw:text-style-name="P1" draw:layer="circuit imprimé" svg:x1="17.497cm" svg:y1="9.28cm" svg:x2="21.207cm" svg:y2="9.28cm">
          <text:p/>
        </draw:line>
        <draw:line draw:style-name="gr1" draw:text-style-name="P1" draw:layer="circuit imprimé" svg:x1="17.497cm" svg:y1="9.539cm" svg:x2="21.207cm" svg:y2="9.539cm">
          <text:p/>
        </draw:line>
        <draw:line draw:style-name="gr1" draw:text-style-name="P1" draw:layer="circuit imprimé" svg:x1="17.497cm" svg:y1="9.789cm" svg:x2="21.207cm" svg:y2="9.789cm">
          <text:p/>
        </draw:line>
        <draw:line draw:style-name="gr1" draw:text-style-name="P1" draw:layer="circuit imprimé" svg:x1="17.493cm" svg:y1="10.043cm" svg:x2="21.203cm" svg:y2="10.043cm">
          <text:p/>
        </draw:line>
        <draw:line draw:style-name="gr1" draw:text-style-name="P1" draw:layer="circuit imprimé" svg:x1="17.501cm" svg:y1="7.754cm" svg:x2="21.211cm" svg:y2="7.754cm">
          <text:p/>
        </draw:line>
        <draw:line draw:style-name="gr1" draw:text-style-name="P1" draw:layer="circuit imprimé" svg:x1="17.501cm" svg:y1="8.004cm" svg:x2="21.211cm" svg:y2="8.004cm">
          <text:p/>
        </draw:line>
        <draw:line draw:style-name="gr1" draw:text-style-name="P1" draw:layer="circuit imprimé" svg:x1="17.501cm" svg:y1="8.263cm" svg:x2="21.211cm" svg:y2="8.263cm">
          <text:p/>
        </draw:line>
        <draw:line draw:style-name="gr1" draw:text-style-name="P1" draw:layer="circuit imprimé" svg:x1="17.501cm" svg:y1="8.513cm" svg:x2="21.211cm" svg:y2="8.513cm">
          <text:p/>
        </draw:line>
        <draw:line draw:style-name="gr1" draw:text-style-name="P1" draw:layer="circuit imprimé" svg:x1="17.497cm" svg:y1="8.767cm" svg:x2="21.207cm" svg:y2="8.767cm">
          <text:p/>
        </draw:line>
        <draw:line draw:style-name="gr1" draw:text-style-name="P1" draw:layer="circuit imprimé" svg:x1="17.497cm" svg:y1="6.497cm" svg:x2="21.207cm" svg:y2="6.497cm">
          <text:p/>
        </draw:line>
        <draw:line draw:style-name="gr1" draw:text-style-name="P1" draw:layer="circuit imprimé" svg:x1="17.497cm" svg:y1="6.747cm" svg:x2="21.207cm" svg:y2="6.747cm">
          <text:p/>
        </draw:line>
        <draw:line draw:style-name="gr1" draw:text-style-name="P1" draw:layer="circuit imprimé" svg:x1="17.497cm" svg:y1="7.006cm" svg:x2="21.207cm" svg:y2="7.006cm">
          <text:p/>
        </draw:line>
        <draw:line draw:style-name="gr1" draw:text-style-name="P1" draw:layer="circuit imprimé" svg:x1="17.497cm" svg:y1="7.256cm" svg:x2="21.207cm" svg:y2="7.256cm">
          <text:p/>
        </draw:line>
        <draw:line draw:style-name="gr1" draw:text-style-name="P1" draw:layer="circuit imprimé" svg:x1="17.493cm" svg:y1="7.51cm" svg:x2="21.203cm" svg:y2="7.51cm">
          <text:p/>
        </draw:line>
        <draw:rect draw:style-name="gr2" draw:text-style-name="P2" draw:layer="layout" svg:width="3.685cm" svg:height="6.369cm" svg:x="17.497cm" svg:y="6.353cm">
          <text:p/>
        </draw:rect>
        <draw:circle draw:style-name="gr2" draw:text-style-name="P2" draw:layer="perçages" svg:width="0.08cm" svg:height="0.08cm" svg:x="17.65cm" svg:y="6.45cm">
          <text:p/>
        </draw:circle>
        <draw:circle draw:style-name="gr2" draw:text-style-name="P2" draw:layer="perçages" svg:width="0.08cm" svg:height="0.08cm" svg:x="17.904cm" svg:y="6.45cm">
          <text:p/>
        </draw:circle>
        <draw:circle draw:style-name="gr2" draw:text-style-name="P2" draw:layer="perçages" svg:width="0.08cm" svg:height="0.08cm" svg:x="18.158cm" svg:y="6.45cm">
          <text:p/>
        </draw:circle>
        <draw:circle draw:style-name="gr2" draw:text-style-name="P2" draw:layer="perçages" svg:width="0.08cm" svg:height="0.08cm" svg:x="18.412cm" svg:y="6.45cm">
          <text:p/>
        </draw:circle>
        <draw:circle draw:style-name="gr2" draw:text-style-name="P2" draw:layer="perçages" svg:width="0.08cm" svg:height="0.08cm" svg:x="18.666cm" svg:y="6.45cm">
          <text:p/>
        </draw:circle>
        <draw:circle draw:style-name="gr2" draw:text-style-name="P2" draw:layer="perçages" svg:width="0.08cm" svg:height="0.08cm" svg:x="18.92cm" svg:y="6.45cm">
          <text:p/>
        </draw:circle>
        <draw:circle draw:style-name="gr2" draw:text-style-name="P2" draw:layer="perçages" svg:width="0.08cm" svg:height="0.08cm" svg:x="19.174cm" svg:y="6.45cm">
          <text:p/>
        </draw:circle>
        <draw:circle draw:style-name="gr2" draw:text-style-name="P2" draw:layer="perçages" svg:width="0.08cm" svg:height="0.08cm" svg:x="19.428cm" svg:y="6.45cm">
          <text:p/>
        </draw:circle>
        <draw:circle draw:style-name="gr2" draw:text-style-name="P2" draw:layer="perçages" svg:width="0.08cm" svg:height="0.08cm" svg:x="19.682cm" svg:y="6.45cm">
          <text:p/>
        </draw:circle>
        <draw:circle draw:style-name="gr2" draw:text-style-name="P2" draw:layer="perçages" svg:width="0.08cm" svg:height="0.08cm" svg:x="19.936cm" svg:y="6.45cm">
          <text:p/>
        </draw:circle>
        <draw:circle draw:style-name="gr2" draw:text-style-name="P2" draw:layer="perçages" svg:width="0.08cm" svg:height="0.08cm" svg:x="20.19cm" svg:y="6.45cm">
          <text:p/>
        </draw:circle>
        <draw:circle draw:style-name="gr2" draw:text-style-name="P2" draw:layer="perçages" svg:width="0.08cm" svg:height="0.08cm" svg:x="20.444cm" svg:y="6.45cm">
          <text:p/>
        </draw:circle>
        <draw:circle draw:style-name="gr2" draw:text-style-name="P2" draw:layer="perçages" svg:width="0.08cm" svg:height="0.08cm" svg:x="20.698cm" svg:y="6.45cm">
          <text:p/>
        </draw:circle>
        <draw:circle draw:style-name="gr2" draw:text-style-name="P2" draw:layer="perçages" svg:width="0.08cm" svg:height="0.08cm" svg:x="20.952cm" svg:y="6.45cm">
          <text:p/>
        </draw:circle>
        <draw:circle draw:style-name="gr2" draw:text-style-name="P2" draw:layer="perçages" svg:width="0.08cm" svg:height="0.08cm" svg:x="17.65cm" svg:y="6.704cm">
          <text:p/>
        </draw:circle>
        <draw:circle draw:style-name="gr2" draw:text-style-name="P2" draw:layer="perçages" svg:width="0.08cm" svg:height="0.08cm" svg:x="17.904cm" svg:y="6.704cm">
          <text:p/>
        </draw:circle>
        <draw:circle draw:style-name="gr2" draw:text-style-name="P2" draw:layer="perçages" svg:width="0.08cm" svg:height="0.08cm" svg:x="18.158cm" svg:y="6.704cm">
          <text:p/>
        </draw:circle>
        <draw:circle draw:style-name="gr2" draw:text-style-name="P2" draw:layer="perçages" svg:width="0.08cm" svg:height="0.08cm" svg:x="18.412cm" svg:y="6.704cm">
          <text:p/>
        </draw:circle>
        <draw:circle draw:style-name="gr2" draw:text-style-name="P2" draw:layer="perçages" svg:width="0.08cm" svg:height="0.08cm" svg:x="18.666cm" svg:y="6.704cm">
          <text:p/>
        </draw:circle>
        <draw:circle draw:style-name="gr2" draw:text-style-name="P2" draw:layer="perçages" svg:width="0.08cm" svg:height="0.08cm" svg:x="18.92cm" svg:y="6.704cm">
          <text:p/>
        </draw:circle>
        <draw:circle draw:style-name="gr2" draw:text-style-name="P2" draw:layer="perçages" svg:width="0.08cm" svg:height="0.08cm" svg:x="19.174cm" svg:y="6.704cm">
          <text:p/>
        </draw:circle>
        <draw:circle draw:style-name="gr2" draw:text-style-name="P2" draw:layer="perçages" svg:width="0.08cm" svg:height="0.08cm" svg:x="19.428cm" svg:y="6.704cm">
          <text:p/>
        </draw:circle>
        <draw:circle draw:style-name="gr2" draw:text-style-name="P2" draw:layer="perçages" svg:width="0.08cm" svg:height="0.08cm" svg:x="19.682cm" svg:y="6.704cm">
          <text:p/>
        </draw:circle>
        <draw:circle draw:style-name="gr2" draw:text-style-name="P2" draw:layer="perçages" svg:width="0.08cm" svg:height="0.08cm" svg:x="19.936cm" svg:y="6.704cm">
          <text:p/>
        </draw:circle>
        <draw:circle draw:style-name="gr2" draw:text-style-name="P2" draw:layer="perçages" svg:width="0.08cm" svg:height="0.08cm" svg:x="20.19cm" svg:y="6.704cm">
          <text:p/>
        </draw:circle>
        <draw:circle draw:style-name="gr2" draw:text-style-name="P2" draw:layer="perçages" svg:width="0.08cm" svg:height="0.08cm" svg:x="20.444cm" svg:y="6.704cm">
          <text:p/>
        </draw:circle>
        <draw:circle draw:style-name="gr2" draw:text-style-name="P2" draw:layer="perçages" svg:width="0.08cm" svg:height="0.08cm" svg:x="20.698cm" svg:y="6.704cm">
          <text:p/>
        </draw:circle>
        <draw:circle draw:style-name="gr2" draw:text-style-name="P2" draw:layer="perçages" svg:width="0.08cm" svg:height="0.08cm" svg:x="20.952cm" svg:y="6.704cm">
          <text:p/>
        </draw:circle>
        <draw:circle draw:style-name="gr2" draw:text-style-name="P2" draw:layer="perçages" svg:width="0.08cm" svg:height="0.08cm" svg:x="17.65cm" svg:y="6.958cm">
          <text:p/>
        </draw:circle>
        <draw:circle draw:style-name="gr2" draw:text-style-name="P2" draw:layer="perçages" svg:width="0.08cm" svg:height="0.08cm" svg:x="17.904cm" svg:y="6.958cm">
          <text:p/>
        </draw:circle>
        <draw:circle draw:style-name="gr2" draw:text-style-name="P2" draw:layer="perçages" svg:width="0.08cm" svg:height="0.08cm" svg:x="18.158cm" svg:y="6.958cm">
          <text:p/>
        </draw:circle>
        <draw:circle draw:style-name="gr2" draw:text-style-name="P2" draw:layer="perçages" svg:width="0.08cm" svg:height="0.08cm" svg:x="18.412cm" svg:y="6.958cm">
          <text:p/>
        </draw:circle>
        <draw:circle draw:style-name="gr2" draw:text-style-name="P2" draw:layer="perçages" svg:width="0.08cm" svg:height="0.08cm" svg:x="18.666cm" svg:y="6.958cm">
          <text:p/>
        </draw:circle>
        <draw:circle draw:style-name="gr2" draw:text-style-name="P2" draw:layer="perçages" svg:width="0.08cm" svg:height="0.08cm" svg:x="18.92cm" svg:y="6.958cm">
          <text:p/>
        </draw:circle>
        <draw:circle draw:style-name="gr2" draw:text-style-name="P2" draw:layer="perçages" svg:width="0.08cm" svg:height="0.08cm" svg:x="19.174cm" svg:y="6.958cm">
          <text:p/>
        </draw:circle>
        <draw:circle draw:style-name="gr2" draw:text-style-name="P2" draw:layer="perçages" svg:width="0.08cm" svg:height="0.08cm" svg:x="19.428cm" svg:y="6.958cm">
          <text:p/>
        </draw:circle>
        <draw:circle draw:style-name="gr2" draw:text-style-name="P2" draw:layer="perçages" svg:width="0.08cm" svg:height="0.08cm" svg:x="19.682cm" svg:y="6.958cm">
          <text:p/>
        </draw:circle>
        <draw:circle draw:style-name="gr2" draw:text-style-name="P2" draw:layer="perçages" svg:width="0.08cm" svg:height="0.08cm" svg:x="19.936cm" svg:y="6.958cm">
          <text:p/>
        </draw:circle>
        <draw:circle draw:style-name="gr2" draw:text-style-name="P2" draw:layer="perçages" svg:width="0.08cm" svg:height="0.08cm" svg:x="20.19cm" svg:y="6.958cm">
          <text:p/>
        </draw:circle>
        <draw:circle draw:style-name="gr2" draw:text-style-name="P2" draw:layer="perçages" svg:width="0.08cm" svg:height="0.08cm" svg:x="20.444cm" svg:y="6.958cm">
          <text:p/>
        </draw:circle>
        <draw:circle draw:style-name="gr2" draw:text-style-name="P2" draw:layer="perçages" svg:width="0.08cm" svg:height="0.08cm" svg:x="20.698cm" svg:y="6.958cm">
          <text:p/>
        </draw:circle>
        <draw:circle draw:style-name="gr2" draw:text-style-name="P2" draw:layer="perçages" svg:width="0.08cm" svg:height="0.08cm" svg:x="20.952cm" svg:y="6.958cm">
          <text:p/>
        </draw:circle>
        <draw:circle draw:style-name="gr2" draw:text-style-name="P2" draw:layer="perçages" svg:width="0.08cm" svg:height="0.08cm" svg:x="17.65cm" svg:y="7.212cm">
          <text:p/>
        </draw:circle>
        <draw:circle draw:style-name="gr2" draw:text-style-name="P2" draw:layer="perçages" svg:width="0.08cm" svg:height="0.08cm" svg:x="17.904cm" svg:y="7.212cm">
          <text:p/>
        </draw:circle>
        <draw:circle draw:style-name="gr2" draw:text-style-name="P2" draw:layer="perçages" svg:width="0.08cm" svg:height="0.08cm" svg:x="18.158cm" svg:y="7.212cm">
          <text:p/>
        </draw:circle>
        <draw:circle draw:style-name="gr2" draw:text-style-name="P2" draw:layer="perçages" svg:width="0.08cm" svg:height="0.08cm" svg:x="18.412cm" svg:y="7.212cm">
          <text:p/>
        </draw:circle>
        <draw:circle draw:style-name="gr2" draw:text-style-name="P2" draw:layer="perçages" svg:width="0.08cm" svg:height="0.08cm" svg:x="18.666cm" svg:y="7.212cm">
          <text:p/>
        </draw:circle>
        <draw:circle draw:style-name="gr2" draw:text-style-name="P2" draw:layer="perçages" svg:width="0.08cm" svg:height="0.08cm" svg:x="18.92cm" svg:y="7.212cm">
          <text:p/>
        </draw:circle>
        <draw:circle draw:style-name="gr2" draw:text-style-name="P2" draw:layer="perçages" svg:width="0.08cm" svg:height="0.08cm" svg:x="19.174cm" svg:y="7.212cm">
          <text:p/>
        </draw:circle>
        <draw:circle draw:style-name="gr2" draw:text-style-name="P2" draw:layer="perçages" svg:width="0.08cm" svg:height="0.08cm" svg:x="19.428cm" svg:y="7.212cm">
          <text:p/>
        </draw:circle>
        <draw:circle draw:style-name="gr2" draw:text-style-name="P2" draw:layer="perçages" svg:width="0.08cm" svg:height="0.08cm" svg:x="19.682cm" svg:y="7.212cm">
          <text:p/>
        </draw:circle>
        <draw:circle draw:style-name="gr2" draw:text-style-name="P2" draw:layer="perçages" svg:width="0.08cm" svg:height="0.08cm" svg:x="19.936cm" svg:y="7.212cm">
          <text:p/>
        </draw:circle>
        <draw:circle draw:style-name="gr2" draw:text-style-name="P2" draw:layer="perçages" svg:width="0.08cm" svg:height="0.08cm" svg:x="20.19cm" svg:y="7.212cm">
          <text:p/>
        </draw:circle>
        <draw:circle draw:style-name="gr2" draw:text-style-name="P2" draw:layer="perçages" svg:width="0.08cm" svg:height="0.08cm" svg:x="20.444cm" svg:y="7.212cm">
          <text:p/>
        </draw:circle>
        <draw:circle draw:style-name="gr2" draw:text-style-name="P2" draw:layer="perçages" svg:width="0.08cm" svg:height="0.08cm" svg:x="20.698cm" svg:y="7.212cm">
          <text:p/>
        </draw:circle>
        <draw:circle draw:style-name="gr2" draw:text-style-name="P2" draw:layer="perçages" svg:width="0.08cm" svg:height="0.08cm" svg:x="20.952cm" svg:y="7.212cm">
          <text:p/>
        </draw:circle>
        <draw:circle draw:style-name="gr2" draw:text-style-name="P2" draw:layer="perçages" svg:width="0.08cm" svg:height="0.08cm" svg:x="17.65cm" svg:y="7.466cm">
          <text:p/>
        </draw:circle>
        <draw:circle draw:style-name="gr2" draw:text-style-name="P2" draw:layer="perçages" svg:width="0.08cm" svg:height="0.08cm" svg:x="17.904cm" svg:y="7.466cm">
          <text:p/>
        </draw:circle>
        <draw:circle draw:style-name="gr2" draw:text-style-name="P2" draw:layer="perçages" svg:width="0.08cm" svg:height="0.08cm" svg:x="18.158cm" svg:y="7.466cm">
          <text:p/>
        </draw:circle>
        <draw:circle draw:style-name="gr2" draw:text-style-name="P2" draw:layer="perçages" svg:width="0.08cm" svg:height="0.08cm" svg:x="18.412cm" svg:y="7.466cm">
          <text:p/>
        </draw:circle>
        <draw:circle draw:style-name="gr2" draw:text-style-name="P2" draw:layer="perçages" svg:width="0.08cm" svg:height="0.08cm" svg:x="18.666cm" svg:y="7.466cm">
          <text:p/>
        </draw:circle>
        <draw:circle draw:style-name="gr2" draw:text-style-name="P2" draw:layer="perçages" svg:width="0.08cm" svg:height="0.08cm" svg:x="18.92cm" svg:y="7.466cm">
          <text:p/>
        </draw:circle>
        <draw:circle draw:style-name="gr2" draw:text-style-name="P2" draw:layer="perçages" svg:width="0.08cm" svg:height="0.08cm" svg:x="19.174cm" svg:y="7.466cm">
          <text:p/>
        </draw:circle>
        <draw:circle draw:style-name="gr2" draw:text-style-name="P2" draw:layer="perçages" svg:width="0.08cm" svg:height="0.08cm" svg:x="19.428cm" svg:y="7.466cm">
          <text:p/>
        </draw:circle>
        <draw:circle draw:style-name="gr2" draw:text-style-name="P2" draw:layer="perçages" svg:width="0.08cm" svg:height="0.08cm" svg:x="19.682cm" svg:y="7.466cm">
          <text:p/>
        </draw:circle>
        <draw:circle draw:style-name="gr2" draw:text-style-name="P2" draw:layer="perçages" svg:width="0.08cm" svg:height="0.08cm" svg:x="19.936cm" svg:y="7.466cm">
          <text:p/>
        </draw:circle>
        <draw:circle draw:style-name="gr2" draw:text-style-name="P2" draw:layer="perçages" svg:width="0.08cm" svg:height="0.08cm" svg:x="20.19cm" svg:y="7.466cm">
          <text:p/>
        </draw:circle>
        <draw:circle draw:style-name="gr2" draw:text-style-name="P2" draw:layer="perçages" svg:width="0.08cm" svg:height="0.08cm" svg:x="20.444cm" svg:y="7.466cm">
          <text:p/>
        </draw:circle>
        <draw:circle draw:style-name="gr2" draw:text-style-name="P2" draw:layer="perçages" svg:width="0.08cm" svg:height="0.08cm" svg:x="20.698cm" svg:y="7.466cm">
          <text:p/>
        </draw:circle>
        <draw:circle draw:style-name="gr2" draw:text-style-name="P2" draw:layer="perçages" svg:width="0.08cm" svg:height="0.08cm" svg:x="20.952cm" svg:y="7.466cm">
          <text:p/>
        </draw:circle>
        <draw:circle draw:style-name="gr2" draw:text-style-name="P2" draw:layer="perçages" svg:width="0.08cm" svg:height="0.08cm" svg:x="17.65cm" svg:y="7.466cm">
          <text:p/>
        </draw:circle>
        <draw:circle draw:style-name="gr2" draw:text-style-name="P2" draw:layer="perçages" svg:width="0.08cm" svg:height="0.08cm" svg:x="17.904cm" svg:y="7.466cm">
          <text:p/>
        </draw:circle>
        <draw:circle draw:style-name="gr2" draw:text-style-name="P2" draw:layer="perçages" svg:width="0.08cm" svg:height="0.08cm" svg:x="18.158cm" svg:y="7.466cm">
          <text:p/>
        </draw:circle>
        <draw:circle draw:style-name="gr2" draw:text-style-name="P2" draw:layer="perçages" svg:width="0.08cm" svg:height="0.08cm" svg:x="18.412cm" svg:y="7.466cm">
          <text:p/>
        </draw:circle>
        <draw:circle draw:style-name="gr2" draw:text-style-name="P2" draw:layer="perçages" svg:width="0.08cm" svg:height="0.08cm" svg:x="18.666cm" svg:y="7.466cm">
          <text:p/>
        </draw:circle>
        <draw:circle draw:style-name="gr2" draw:text-style-name="P2" draw:layer="perçages" svg:width="0.08cm" svg:height="0.08cm" svg:x="18.92cm" svg:y="7.466cm">
          <text:p/>
        </draw:circle>
        <draw:circle draw:style-name="gr2" draw:text-style-name="P2" draw:layer="perçages" svg:width="0.08cm" svg:height="0.08cm" svg:x="19.174cm" svg:y="7.466cm">
          <text:p/>
        </draw:circle>
        <draw:circle draw:style-name="gr2" draw:text-style-name="P2" draw:layer="perçages" svg:width="0.08cm" svg:height="0.08cm" svg:x="19.428cm" svg:y="7.466cm">
          <text:p/>
        </draw:circle>
        <draw:circle draw:style-name="gr2" draw:text-style-name="P2" draw:layer="perçages" svg:width="0.08cm" svg:height="0.08cm" svg:x="19.682cm" svg:y="7.466cm">
          <text:p/>
        </draw:circle>
        <draw:circle draw:style-name="gr2" draw:text-style-name="P2" draw:layer="perçages" svg:width="0.08cm" svg:height="0.08cm" svg:x="19.936cm" svg:y="7.466cm">
          <text:p/>
        </draw:circle>
        <draw:circle draw:style-name="gr2" draw:text-style-name="P2" draw:layer="perçages" svg:width="0.08cm" svg:height="0.08cm" svg:x="20.19cm" svg:y="7.466cm">
          <text:p/>
        </draw:circle>
        <draw:circle draw:style-name="gr2" draw:text-style-name="P2" draw:layer="perçages" svg:width="0.08cm" svg:height="0.08cm" svg:x="20.444cm" svg:y="7.466cm">
          <text:p/>
        </draw:circle>
        <draw:circle draw:style-name="gr2" draw:text-style-name="P2" draw:layer="perçages" svg:width="0.08cm" svg:height="0.08cm" svg:x="20.698cm" svg:y="7.466cm">
          <text:p/>
        </draw:circle>
        <draw:circle draw:style-name="gr2" draw:text-style-name="P2" draw:layer="perçages" svg:width="0.08cm" svg:height="0.08cm" svg:x="20.952cm" svg:y="7.466cm">
          <text:p/>
        </draw:circle>
        <draw:circle draw:style-name="gr2" draw:text-style-name="P2" draw:layer="perçages" svg:width="0.08cm" svg:height="0.08cm" svg:x="17.65cm" svg:y="7.72cm">
          <text:p/>
        </draw:circle>
        <draw:circle draw:style-name="gr2" draw:text-style-name="P2" draw:layer="perçages" svg:width="0.08cm" svg:height="0.08cm" svg:x="17.904cm" svg:y="7.72cm">
          <text:p/>
        </draw:circle>
        <draw:circle draw:style-name="gr2" draw:text-style-name="P2" draw:layer="perçages" svg:width="0.08cm" svg:height="0.08cm" svg:x="18.158cm" svg:y="7.72cm">
          <text:p/>
        </draw:circle>
        <draw:circle draw:style-name="gr2" draw:text-style-name="P2" draw:layer="perçages" svg:width="0.08cm" svg:height="0.08cm" svg:x="18.412cm" svg:y="7.72cm">
          <text:p/>
        </draw:circle>
        <draw:circle draw:style-name="gr2" draw:text-style-name="P2" draw:layer="perçages" svg:width="0.08cm" svg:height="0.08cm" svg:x="18.666cm" svg:y="7.72cm">
          <text:p/>
        </draw:circle>
        <draw:circle draw:style-name="gr2" draw:text-style-name="P2" draw:layer="perçages" svg:width="0.08cm" svg:height="0.08cm" svg:x="18.92cm" svg:y="7.72cm">
          <text:p/>
        </draw:circle>
        <draw:circle draw:style-name="gr2" draw:text-style-name="P2" draw:layer="perçages" svg:width="0.08cm" svg:height="0.08cm" svg:x="19.174cm" svg:y="7.72cm">
          <text:p/>
        </draw:circle>
        <draw:circle draw:style-name="gr2" draw:text-style-name="P2" draw:layer="perçages" svg:width="0.08cm" svg:height="0.08cm" svg:x="19.428cm" svg:y="7.72cm">
          <text:p/>
        </draw:circle>
        <draw:circle draw:style-name="gr2" draw:text-style-name="P2" draw:layer="perçages" svg:width="0.08cm" svg:height="0.08cm" svg:x="19.682cm" svg:y="7.72cm">
          <text:p/>
        </draw:circle>
        <draw:circle draw:style-name="gr2" draw:text-style-name="P2" draw:layer="perçages" svg:width="0.08cm" svg:height="0.08cm" svg:x="19.936cm" svg:y="7.72cm">
          <text:p/>
        </draw:circle>
        <draw:circle draw:style-name="gr2" draw:text-style-name="P2" draw:layer="perçages" svg:width="0.08cm" svg:height="0.08cm" svg:x="20.19cm" svg:y="7.72cm">
          <text:p/>
        </draw:circle>
        <draw:circle draw:style-name="gr2" draw:text-style-name="P2" draw:layer="perçages" svg:width="0.08cm" svg:height="0.08cm" svg:x="20.444cm" svg:y="7.72cm">
          <text:p/>
        </draw:circle>
        <draw:circle draw:style-name="gr2" draw:text-style-name="P2" draw:layer="perçages" svg:width="0.08cm" svg:height="0.08cm" svg:x="20.698cm" svg:y="7.72cm">
          <text:p/>
        </draw:circle>
        <draw:circle draw:style-name="gr2" draw:text-style-name="P2" draw:layer="perçages" svg:width="0.08cm" svg:height="0.08cm" svg:x="20.952cm" svg:y="7.72cm">
          <text:p/>
        </draw:circle>
        <draw:circle draw:style-name="gr2" draw:text-style-name="P2" draw:layer="perçages" svg:width="0.08cm" svg:height="0.08cm" svg:x="17.65cm" svg:y="7.974cm">
          <text:p/>
        </draw:circle>
        <draw:circle draw:style-name="gr2" draw:text-style-name="P2" draw:layer="perçages" svg:width="0.08cm" svg:height="0.08cm" svg:x="17.904cm" svg:y="7.974cm">
          <text:p/>
        </draw:circle>
        <draw:circle draw:style-name="gr2" draw:text-style-name="P2" draw:layer="perçages" svg:width="0.08cm" svg:height="0.08cm" svg:x="18.158cm" svg:y="7.974cm">
          <text:p/>
        </draw:circle>
        <draw:circle draw:style-name="gr2" draw:text-style-name="P2" draw:layer="perçages" svg:width="0.08cm" svg:height="0.08cm" svg:x="18.412cm" svg:y="7.974cm">
          <text:p/>
        </draw:circle>
        <draw:circle draw:style-name="gr2" draw:text-style-name="P2" draw:layer="perçages" svg:width="0.08cm" svg:height="0.08cm" svg:x="18.666cm" svg:y="7.974cm">
          <text:p/>
        </draw:circle>
        <draw:circle draw:style-name="gr2" draw:text-style-name="P2" draw:layer="perçages" svg:width="0.08cm" svg:height="0.08cm" svg:x="18.92cm" svg:y="7.974cm">
          <text:p/>
        </draw:circle>
        <draw:circle draw:style-name="gr2" draw:text-style-name="P2" draw:layer="perçages" svg:width="0.08cm" svg:height="0.08cm" svg:x="19.174cm" svg:y="7.974cm">
          <text:p/>
        </draw:circle>
        <draw:circle draw:style-name="gr2" draw:text-style-name="P2" draw:layer="perçages" svg:width="0.08cm" svg:height="0.08cm" svg:x="19.428cm" svg:y="7.974cm">
          <text:p/>
        </draw:circle>
        <draw:circle draw:style-name="gr2" draw:text-style-name="P2" draw:layer="perçages" svg:width="0.08cm" svg:height="0.08cm" svg:x="19.682cm" svg:y="7.974cm">
          <text:p/>
        </draw:circle>
        <draw:circle draw:style-name="gr2" draw:text-style-name="P2" draw:layer="perçages" svg:width="0.08cm" svg:height="0.08cm" svg:x="19.936cm" svg:y="7.974cm">
          <text:p/>
        </draw:circle>
        <draw:circle draw:style-name="gr2" draw:text-style-name="P2" draw:layer="perçages" svg:width="0.08cm" svg:height="0.08cm" svg:x="20.19cm" svg:y="7.974cm">
          <text:p/>
        </draw:circle>
        <draw:circle draw:style-name="gr2" draw:text-style-name="P2" draw:layer="perçages" svg:width="0.08cm" svg:height="0.08cm" svg:x="20.444cm" svg:y="7.974cm">
          <text:p/>
        </draw:circle>
        <draw:circle draw:style-name="gr2" draw:text-style-name="P2" draw:layer="perçages" svg:width="0.08cm" svg:height="0.08cm" svg:x="20.698cm" svg:y="7.974cm">
          <text:p/>
        </draw:circle>
        <draw:circle draw:style-name="gr2" draw:text-style-name="P2" draw:layer="perçages" svg:width="0.08cm" svg:height="0.08cm" svg:x="20.952cm" svg:y="7.974cm">
          <text:p/>
        </draw:circle>
        <draw:circle draw:style-name="gr2" draw:text-style-name="P2" draw:layer="perçages" svg:width="0.08cm" svg:height="0.08cm" svg:x="17.65cm" svg:y="8.228cm">
          <text:p/>
        </draw:circle>
        <draw:circle draw:style-name="gr2" draw:text-style-name="P2" draw:layer="perçages" svg:width="0.08cm" svg:height="0.08cm" svg:x="17.904cm" svg:y="8.228cm">
          <text:p/>
        </draw:circle>
        <draw:circle draw:style-name="gr2" draw:text-style-name="P2" draw:layer="perçages" svg:width="0.08cm" svg:height="0.08cm" svg:x="18.158cm" svg:y="8.228cm">
          <text:p/>
        </draw:circle>
        <draw:circle draw:style-name="gr2" draw:text-style-name="P2" draw:layer="perçages" svg:width="0.08cm" svg:height="0.08cm" svg:x="18.412cm" svg:y="8.228cm">
          <text:p/>
        </draw:circle>
        <draw:circle draw:style-name="gr2" draw:text-style-name="P2" draw:layer="perçages" svg:width="0.08cm" svg:height="0.08cm" svg:x="18.666cm" svg:y="8.228cm">
          <text:p/>
        </draw:circle>
        <draw:circle draw:style-name="gr2" draw:text-style-name="P2" draw:layer="perçages" svg:width="0.08cm" svg:height="0.08cm" svg:x="18.92cm" svg:y="8.228cm">
          <text:p/>
        </draw:circle>
        <draw:circle draw:style-name="gr2" draw:text-style-name="P2" draw:layer="perçages" svg:width="0.08cm" svg:height="0.08cm" svg:x="19.174cm" svg:y="8.228cm">
          <text:p/>
        </draw:circle>
        <draw:circle draw:style-name="gr2" draw:text-style-name="P2" draw:layer="perçages" svg:width="0.08cm" svg:height="0.08cm" svg:x="19.428cm" svg:y="8.228cm">
          <text:p/>
        </draw:circle>
        <draw:circle draw:style-name="gr2" draw:text-style-name="P2" draw:layer="perçages" svg:width="0.08cm" svg:height="0.08cm" svg:x="19.682cm" svg:y="8.228cm">
          <text:p/>
        </draw:circle>
        <draw:circle draw:style-name="gr2" draw:text-style-name="P2" draw:layer="perçages" svg:width="0.08cm" svg:height="0.08cm" svg:x="19.936cm" svg:y="8.228cm">
          <text:p/>
        </draw:circle>
        <draw:circle draw:style-name="gr2" draw:text-style-name="P2" draw:layer="perçages" svg:width="0.08cm" svg:height="0.08cm" svg:x="20.19cm" svg:y="8.228cm">
          <text:p/>
        </draw:circle>
        <draw:circle draw:style-name="gr2" draw:text-style-name="P2" draw:layer="perçages" svg:width="0.08cm" svg:height="0.08cm" svg:x="20.444cm" svg:y="8.228cm">
          <text:p/>
        </draw:circle>
        <draw:circle draw:style-name="gr2" draw:text-style-name="P2" draw:layer="perçages" svg:width="0.08cm" svg:height="0.08cm" svg:x="20.698cm" svg:y="8.228cm">
          <text:p/>
        </draw:circle>
        <draw:circle draw:style-name="gr2" draw:text-style-name="P2" draw:layer="perçages" svg:width="0.08cm" svg:height="0.08cm" svg:x="20.952cm" svg:y="8.228cm">
          <text:p/>
        </draw:circle>
        <draw:circle draw:style-name="gr2" draw:text-style-name="P2" draw:layer="perçages" svg:width="0.08cm" svg:height="0.08cm" svg:x="17.65cm" svg:y="8.482cm">
          <text:p/>
        </draw:circle>
        <draw:circle draw:style-name="gr2" draw:text-style-name="P2" draw:layer="perçages" svg:width="0.08cm" svg:height="0.08cm" svg:x="17.904cm" svg:y="8.482cm">
          <text:p/>
        </draw:circle>
        <draw:circle draw:style-name="gr2" draw:text-style-name="P2" draw:layer="perçages" svg:width="0.08cm" svg:height="0.08cm" svg:x="18.158cm" svg:y="8.482cm">
          <text:p/>
        </draw:circle>
        <draw:circle draw:style-name="gr2" draw:text-style-name="P2" draw:layer="perçages" svg:width="0.08cm" svg:height="0.08cm" svg:x="18.412cm" svg:y="8.482cm">
          <text:p/>
        </draw:circle>
        <draw:circle draw:style-name="gr2" draw:text-style-name="P2" draw:layer="perçages" svg:width="0.08cm" svg:height="0.08cm" svg:x="18.666cm" svg:y="8.482cm">
          <text:p/>
        </draw:circle>
        <draw:circle draw:style-name="gr2" draw:text-style-name="P2" draw:layer="perçages" svg:width="0.08cm" svg:height="0.08cm" svg:x="18.92cm" svg:y="8.482cm">
          <text:p/>
        </draw:circle>
        <draw:circle draw:style-name="gr2" draw:text-style-name="P2" draw:layer="perçages" svg:width="0.08cm" svg:height="0.08cm" svg:x="19.174cm" svg:y="8.482cm">
          <text:p/>
        </draw:circle>
        <draw:circle draw:style-name="gr2" draw:text-style-name="P2" draw:layer="perçages" svg:width="0.08cm" svg:height="0.08cm" svg:x="19.428cm" svg:y="8.482cm">
          <text:p/>
        </draw:circle>
        <draw:circle draw:style-name="gr2" draw:text-style-name="P2" draw:layer="perçages" svg:width="0.08cm" svg:height="0.08cm" svg:x="19.682cm" svg:y="8.482cm">
          <text:p/>
        </draw:circle>
        <draw:circle draw:style-name="gr2" draw:text-style-name="P2" draw:layer="perçages" svg:width="0.08cm" svg:height="0.08cm" svg:x="19.936cm" svg:y="8.482cm">
          <text:p/>
        </draw:circle>
        <draw:circle draw:style-name="gr2" draw:text-style-name="P2" draw:layer="perçages" svg:width="0.08cm" svg:height="0.08cm" svg:x="20.19cm" svg:y="8.482cm">
          <text:p/>
        </draw:circle>
        <draw:circle draw:style-name="gr2" draw:text-style-name="P2" draw:layer="perçages" svg:width="0.08cm" svg:height="0.08cm" svg:x="20.444cm" svg:y="8.482cm">
          <text:p/>
        </draw:circle>
        <draw:circle draw:style-name="gr2" draw:text-style-name="P2" draw:layer="perçages" svg:width="0.08cm" svg:height="0.08cm" svg:x="20.698cm" svg:y="8.482cm">
          <text:p/>
        </draw:circle>
        <draw:circle draw:style-name="gr2" draw:text-style-name="P2" draw:layer="perçages" svg:width="0.08cm" svg:height="0.08cm" svg:x="20.952cm" svg:y="8.482cm">
          <text:p/>
        </draw:circle>
        <draw:circle draw:style-name="gr2" draw:text-style-name="P2" draw:layer="perçages" svg:width="0.08cm" svg:height="0.08cm" svg:x="17.65cm" svg:y="8.736cm">
          <text:p/>
        </draw:circle>
        <draw:circle draw:style-name="gr2" draw:text-style-name="P2" draw:layer="perçages" svg:width="0.08cm" svg:height="0.08cm" svg:x="17.904cm" svg:y="8.736cm">
          <text:p/>
        </draw:circle>
        <draw:circle draw:style-name="gr2" draw:text-style-name="P2" draw:layer="perçages" svg:width="0.08cm" svg:height="0.08cm" svg:x="18.158cm" svg:y="8.736cm">
          <text:p/>
        </draw:circle>
        <draw:circle draw:style-name="gr2" draw:text-style-name="P2" draw:layer="perçages" svg:width="0.08cm" svg:height="0.08cm" svg:x="18.412cm" svg:y="8.736cm">
          <text:p/>
        </draw:circle>
        <draw:circle draw:style-name="gr2" draw:text-style-name="P2" draw:layer="perçages" svg:width="0.08cm" svg:height="0.08cm" svg:x="18.666cm" svg:y="8.736cm">
          <text:p/>
        </draw:circle>
        <draw:circle draw:style-name="gr2" draw:text-style-name="P2" draw:layer="perçages" svg:width="0.08cm" svg:height="0.08cm" svg:x="18.92cm" svg:y="8.736cm">
          <text:p/>
        </draw:circle>
        <draw:circle draw:style-name="gr2" draw:text-style-name="P2" draw:layer="perçages" svg:width="0.08cm" svg:height="0.08cm" svg:x="19.174cm" svg:y="8.736cm">
          <text:p/>
        </draw:circle>
        <draw:circle draw:style-name="gr2" draw:text-style-name="P2" draw:layer="perçages" svg:width="0.08cm" svg:height="0.08cm" svg:x="19.428cm" svg:y="8.736cm">
          <text:p/>
        </draw:circle>
        <draw:circle draw:style-name="gr2" draw:text-style-name="P2" draw:layer="perçages" svg:width="0.08cm" svg:height="0.08cm" svg:x="19.682cm" svg:y="8.736cm">
          <text:p/>
        </draw:circle>
        <draw:circle draw:style-name="gr2" draw:text-style-name="P2" draw:layer="perçages" svg:width="0.08cm" svg:height="0.08cm" svg:x="19.936cm" svg:y="8.736cm">
          <text:p/>
        </draw:circle>
        <draw:circle draw:style-name="gr2" draw:text-style-name="P2" draw:layer="perçages" svg:width="0.08cm" svg:height="0.08cm" svg:x="20.19cm" svg:y="8.736cm">
          <text:p/>
        </draw:circle>
        <draw:circle draw:style-name="gr2" draw:text-style-name="P2" draw:layer="perçages" svg:width="0.08cm" svg:height="0.08cm" svg:x="20.444cm" svg:y="8.736cm">
          <text:p/>
        </draw:circle>
        <draw:circle draw:style-name="gr2" draw:text-style-name="P2" draw:layer="perçages" svg:width="0.08cm" svg:height="0.08cm" svg:x="20.698cm" svg:y="8.736cm">
          <text:p/>
        </draw:circle>
        <draw:circle draw:style-name="gr2" draw:text-style-name="P2" draw:layer="perçages" svg:width="0.08cm" svg:height="0.08cm" svg:x="20.952cm" svg:y="8.736cm">
          <text:p/>
        </draw:circle>
        <draw:circle draw:style-name="gr2" draw:text-style-name="P2" draw:layer="perçages" svg:width="0.08cm" svg:height="0.08cm" svg:x="17.65cm" svg:y="8.736cm">
          <text:p/>
        </draw:circle>
        <draw:circle draw:style-name="gr2" draw:text-style-name="P2" draw:layer="perçages" svg:width="0.08cm" svg:height="0.08cm" svg:x="17.904cm" svg:y="8.736cm">
          <text:p/>
        </draw:circle>
        <draw:circle draw:style-name="gr2" draw:text-style-name="P2" draw:layer="perçages" svg:width="0.08cm" svg:height="0.08cm" svg:x="18.158cm" svg:y="8.736cm">
          <text:p/>
        </draw:circle>
        <draw:circle draw:style-name="gr2" draw:text-style-name="P2" draw:layer="perçages" svg:width="0.08cm" svg:height="0.08cm" svg:x="18.412cm" svg:y="8.736cm">
          <text:p/>
        </draw:circle>
        <draw:circle draw:style-name="gr2" draw:text-style-name="P2" draw:layer="perçages" svg:width="0.08cm" svg:height="0.08cm" svg:x="18.666cm" svg:y="8.736cm">
          <text:p/>
        </draw:circle>
        <draw:circle draw:style-name="gr2" draw:text-style-name="P2" draw:layer="perçages" svg:width="0.08cm" svg:height="0.08cm" svg:x="18.92cm" svg:y="8.736cm">
          <text:p/>
        </draw:circle>
        <draw:circle draw:style-name="gr2" draw:text-style-name="P2" draw:layer="perçages" svg:width="0.08cm" svg:height="0.08cm" svg:x="19.174cm" svg:y="8.736cm">
          <text:p/>
        </draw:circle>
        <draw:circle draw:style-name="gr2" draw:text-style-name="P2" draw:layer="perçages" svg:width="0.08cm" svg:height="0.08cm" svg:x="19.428cm" svg:y="8.736cm">
          <text:p/>
        </draw:circle>
        <draw:circle draw:style-name="gr2" draw:text-style-name="P2" draw:layer="perçages" svg:width="0.08cm" svg:height="0.08cm" svg:x="19.682cm" svg:y="8.736cm">
          <text:p/>
        </draw:circle>
        <draw:circle draw:style-name="gr2" draw:text-style-name="P2" draw:layer="perçages" svg:width="0.08cm" svg:height="0.08cm" svg:x="19.936cm" svg:y="8.736cm">
          <text:p/>
        </draw:circle>
        <draw:circle draw:style-name="gr2" draw:text-style-name="P2" draw:layer="perçages" svg:width="0.08cm" svg:height="0.08cm" svg:x="20.19cm" svg:y="8.736cm">
          <text:p/>
        </draw:circle>
        <draw:circle draw:style-name="gr2" draw:text-style-name="P2" draw:layer="perçages" svg:width="0.08cm" svg:height="0.08cm" svg:x="20.444cm" svg:y="8.736cm">
          <text:p/>
        </draw:circle>
        <draw:circle draw:style-name="gr2" draw:text-style-name="P2" draw:layer="perçages" svg:width="0.08cm" svg:height="0.08cm" svg:x="20.698cm" svg:y="8.736cm">
          <text:p/>
        </draw:circle>
        <draw:circle draw:style-name="gr2" draw:text-style-name="P2" draw:layer="perçages" svg:width="0.08cm" svg:height="0.08cm" svg:x="20.952cm" svg:y="8.736cm">
          <text:p/>
        </draw:circle>
        <draw:circle draw:style-name="gr2" draw:text-style-name="P2" draw:layer="perçages" svg:width="0.08cm" svg:height="0.08cm" svg:x="17.65cm" svg:y="8.99cm">
          <text:p/>
        </draw:circle>
        <draw:circle draw:style-name="gr2" draw:text-style-name="P2" draw:layer="perçages" svg:width="0.08cm" svg:height="0.08cm" svg:x="17.904cm" svg:y="8.99cm">
          <text:p/>
        </draw:circle>
        <draw:circle draw:style-name="gr2" draw:text-style-name="P2" draw:layer="perçages" svg:width="0.08cm" svg:height="0.08cm" svg:x="18.158cm" svg:y="8.99cm">
          <text:p/>
        </draw:circle>
        <draw:circle draw:style-name="gr2" draw:text-style-name="P2" draw:layer="perçages" svg:width="0.08cm" svg:height="0.08cm" svg:x="18.412cm" svg:y="8.99cm">
          <text:p/>
        </draw:circle>
        <draw:circle draw:style-name="gr2" draw:text-style-name="P2" draw:layer="perçages" svg:width="0.08cm" svg:height="0.08cm" svg:x="18.666cm" svg:y="8.99cm">
          <text:p/>
        </draw:circle>
        <draw:circle draw:style-name="gr2" draw:text-style-name="P2" draw:layer="perçages" svg:width="0.08cm" svg:height="0.08cm" svg:x="18.92cm" svg:y="8.99cm">
          <text:p/>
        </draw:circle>
        <draw:circle draw:style-name="gr2" draw:text-style-name="P2" draw:layer="perçages" svg:width="0.08cm" svg:height="0.08cm" svg:x="19.174cm" svg:y="8.99cm">
          <text:p/>
        </draw:circle>
        <draw:circle draw:style-name="gr2" draw:text-style-name="P2" draw:layer="perçages" svg:width="0.08cm" svg:height="0.08cm" svg:x="19.428cm" svg:y="8.99cm">
          <text:p/>
        </draw:circle>
        <draw:circle draw:style-name="gr2" draw:text-style-name="P2" draw:layer="perçages" svg:width="0.08cm" svg:height="0.08cm" svg:x="19.682cm" svg:y="8.99cm">
          <text:p/>
        </draw:circle>
        <draw:circle draw:style-name="gr2" draw:text-style-name="P2" draw:layer="perçages" svg:width="0.08cm" svg:height="0.08cm" svg:x="19.936cm" svg:y="8.99cm">
          <text:p/>
        </draw:circle>
        <draw:circle draw:style-name="gr2" draw:text-style-name="P2" draw:layer="perçages" svg:width="0.08cm" svg:height="0.08cm" svg:x="20.19cm" svg:y="8.99cm">
          <text:p/>
        </draw:circle>
        <draw:circle draw:style-name="gr2" draw:text-style-name="P2" draw:layer="perçages" svg:width="0.08cm" svg:height="0.08cm" svg:x="20.444cm" svg:y="8.99cm">
          <text:p/>
        </draw:circle>
        <draw:circle draw:style-name="gr2" draw:text-style-name="P2" draw:layer="perçages" svg:width="0.08cm" svg:height="0.08cm" svg:x="20.698cm" svg:y="8.99cm">
          <text:p/>
        </draw:circle>
        <draw:circle draw:style-name="gr2" draw:text-style-name="P2" draw:layer="perçages" svg:width="0.08cm" svg:height="0.08cm" svg:x="20.952cm" svg:y="8.99cm">
          <text:p/>
        </draw:circle>
        <draw:circle draw:style-name="gr2" draw:text-style-name="P2" draw:layer="perçages" svg:width="0.08cm" svg:height="0.08cm" svg:x="17.65cm" svg:y="9.244cm">
          <text:p/>
        </draw:circle>
        <draw:circle draw:style-name="gr2" draw:text-style-name="P2" draw:layer="perçages" svg:width="0.08cm" svg:height="0.08cm" svg:x="17.904cm" svg:y="9.244cm">
          <text:p/>
        </draw:circle>
        <draw:circle draw:style-name="gr2" draw:text-style-name="P2" draw:layer="perçages" svg:width="0.08cm" svg:height="0.08cm" svg:x="18.158cm" svg:y="9.244cm">
          <text:p/>
        </draw:circle>
        <draw:circle draw:style-name="gr2" draw:text-style-name="P2" draw:layer="perçages" svg:width="0.08cm" svg:height="0.08cm" svg:x="18.412cm" svg:y="9.244cm">
          <text:p/>
        </draw:circle>
        <draw:circle draw:style-name="gr2" draw:text-style-name="P2" draw:layer="perçages" svg:width="0.08cm" svg:height="0.08cm" svg:x="18.666cm" svg:y="9.244cm">
          <text:p/>
        </draw:circle>
        <draw:circle draw:style-name="gr2" draw:text-style-name="P2" draw:layer="perçages" svg:width="0.08cm" svg:height="0.08cm" svg:x="18.92cm" svg:y="9.244cm">
          <text:p/>
        </draw:circle>
        <draw:circle draw:style-name="gr2" draw:text-style-name="P2" draw:layer="perçages" svg:width="0.08cm" svg:height="0.08cm" svg:x="19.174cm" svg:y="9.244cm">
          <text:p/>
        </draw:circle>
        <draw:circle draw:style-name="gr2" draw:text-style-name="P2" draw:layer="perçages" svg:width="0.08cm" svg:height="0.08cm" svg:x="19.428cm" svg:y="9.244cm">
          <text:p/>
        </draw:circle>
        <draw:circle draw:style-name="gr2" draw:text-style-name="P2" draw:layer="perçages" svg:width="0.08cm" svg:height="0.08cm" svg:x="19.682cm" svg:y="9.244cm">
          <text:p/>
        </draw:circle>
        <draw:circle draw:style-name="gr2" draw:text-style-name="P2" draw:layer="perçages" svg:width="0.08cm" svg:height="0.08cm" svg:x="19.936cm" svg:y="9.244cm">
          <text:p/>
        </draw:circle>
        <draw:circle draw:style-name="gr2" draw:text-style-name="P2" draw:layer="perçages" svg:width="0.08cm" svg:height="0.08cm" svg:x="20.19cm" svg:y="9.244cm">
          <text:p/>
        </draw:circle>
        <draw:circle draw:style-name="gr2" draw:text-style-name="P2" draw:layer="perçages" svg:width="0.08cm" svg:height="0.08cm" svg:x="20.444cm" svg:y="9.244cm">
          <text:p/>
        </draw:circle>
        <draw:circle draw:style-name="gr2" draw:text-style-name="P2" draw:layer="perçages" svg:width="0.08cm" svg:height="0.08cm" svg:x="20.698cm" svg:y="9.244cm">
          <text:p/>
        </draw:circle>
        <draw:circle draw:style-name="gr2" draw:text-style-name="P2" draw:layer="perçages" svg:width="0.08cm" svg:height="0.08cm" svg:x="20.952cm" svg:y="9.244cm">
          <text:p/>
        </draw:circle>
        <draw:circle draw:style-name="gr2" draw:text-style-name="P2" draw:layer="perçages" svg:width="0.08cm" svg:height="0.08cm" svg:x="17.65cm" svg:y="9.498cm">
          <text:p/>
        </draw:circle>
        <draw:circle draw:style-name="gr2" draw:text-style-name="P2" draw:layer="perçages" svg:width="0.08cm" svg:height="0.08cm" svg:x="17.904cm" svg:y="9.498cm">
          <text:p/>
        </draw:circle>
        <draw:circle draw:style-name="gr2" draw:text-style-name="P2" draw:layer="perçages" svg:width="0.08cm" svg:height="0.08cm" svg:x="18.158cm" svg:y="9.498cm">
          <text:p/>
        </draw:circle>
        <draw:circle draw:style-name="gr2" draw:text-style-name="P2" draw:layer="perçages" svg:width="0.08cm" svg:height="0.08cm" svg:x="18.412cm" svg:y="9.498cm">
          <text:p/>
        </draw:circle>
        <draw:circle draw:style-name="gr2" draw:text-style-name="P2" draw:layer="perçages" svg:width="0.08cm" svg:height="0.08cm" svg:x="18.666cm" svg:y="9.498cm">
          <text:p/>
        </draw:circle>
        <draw:circle draw:style-name="gr2" draw:text-style-name="P2" draw:layer="perçages" svg:width="0.08cm" svg:height="0.08cm" svg:x="18.92cm" svg:y="9.498cm">
          <text:p/>
        </draw:circle>
        <draw:circle draw:style-name="gr2" draw:text-style-name="P2" draw:layer="perçages" svg:width="0.08cm" svg:height="0.08cm" svg:x="19.174cm" svg:y="9.498cm">
          <text:p/>
        </draw:circle>
        <draw:circle draw:style-name="gr2" draw:text-style-name="P2" draw:layer="perçages" svg:width="0.08cm" svg:height="0.08cm" svg:x="19.428cm" svg:y="9.498cm">
          <text:p/>
        </draw:circle>
        <draw:circle draw:style-name="gr2" draw:text-style-name="P2" draw:layer="perçages" svg:width="0.08cm" svg:height="0.08cm" svg:x="19.682cm" svg:y="9.498cm">
          <text:p/>
        </draw:circle>
        <draw:circle draw:style-name="gr2" draw:text-style-name="P2" draw:layer="perçages" svg:width="0.08cm" svg:height="0.08cm" svg:x="19.936cm" svg:y="9.498cm">
          <text:p/>
        </draw:circle>
        <draw:circle draw:style-name="gr2" draw:text-style-name="P2" draw:layer="perçages" svg:width="0.08cm" svg:height="0.08cm" svg:x="20.19cm" svg:y="9.498cm">
          <text:p/>
        </draw:circle>
        <draw:circle draw:style-name="gr2" draw:text-style-name="P2" draw:layer="perçages" svg:width="0.08cm" svg:height="0.08cm" svg:x="20.444cm" svg:y="9.498cm">
          <text:p/>
        </draw:circle>
        <draw:circle draw:style-name="gr2" draw:text-style-name="P2" draw:layer="perçages" svg:width="0.08cm" svg:height="0.08cm" svg:x="20.698cm" svg:y="9.498cm">
          <text:p/>
        </draw:circle>
        <draw:circle draw:style-name="gr2" draw:text-style-name="P2" draw:layer="perçages" svg:width="0.08cm" svg:height="0.08cm" svg:x="20.952cm" svg:y="9.498cm">
          <text:p/>
        </draw:circle>
        <draw:circle draw:style-name="gr2" draw:text-style-name="P2" draw:layer="perçages" svg:width="0.08cm" svg:height="0.08cm" svg:x="17.65cm" svg:y="9.752cm">
          <text:p/>
        </draw:circle>
        <draw:circle draw:style-name="gr2" draw:text-style-name="P2" draw:layer="perçages" svg:width="0.08cm" svg:height="0.08cm" svg:x="17.904cm" svg:y="9.752cm">
          <text:p/>
        </draw:circle>
        <draw:circle draw:style-name="gr2" draw:text-style-name="P2" draw:layer="perçages" svg:width="0.08cm" svg:height="0.08cm" svg:x="18.158cm" svg:y="9.752cm">
          <text:p/>
        </draw:circle>
        <draw:circle draw:style-name="gr2" draw:text-style-name="P2" draw:layer="perçages" svg:width="0.08cm" svg:height="0.08cm" svg:x="18.412cm" svg:y="9.752cm">
          <text:p/>
        </draw:circle>
        <draw:circle draw:style-name="gr2" draw:text-style-name="P2" draw:layer="perçages" svg:width="0.08cm" svg:height="0.08cm" svg:x="18.666cm" svg:y="9.752cm">
          <text:p/>
        </draw:circle>
        <draw:circle draw:style-name="gr2" draw:text-style-name="P2" draw:layer="perçages" svg:width="0.08cm" svg:height="0.08cm" svg:x="18.92cm" svg:y="9.752cm">
          <text:p/>
        </draw:circle>
        <draw:circle draw:style-name="gr2" draw:text-style-name="P2" draw:layer="perçages" svg:width="0.08cm" svg:height="0.08cm" svg:x="19.174cm" svg:y="9.752cm">
          <text:p/>
        </draw:circle>
        <draw:circle draw:style-name="gr2" draw:text-style-name="P2" draw:layer="perçages" svg:width="0.08cm" svg:height="0.08cm" svg:x="19.428cm" svg:y="9.752cm">
          <text:p/>
        </draw:circle>
        <draw:circle draw:style-name="gr2" draw:text-style-name="P2" draw:layer="perçages" svg:width="0.08cm" svg:height="0.08cm" svg:x="19.682cm" svg:y="9.752cm">
          <text:p/>
        </draw:circle>
        <draw:circle draw:style-name="gr2" draw:text-style-name="P2" draw:layer="perçages" svg:width="0.08cm" svg:height="0.08cm" svg:x="19.936cm" svg:y="9.752cm">
          <text:p/>
        </draw:circle>
        <draw:circle draw:style-name="gr2" draw:text-style-name="P2" draw:layer="perçages" svg:width="0.08cm" svg:height="0.08cm" svg:x="20.19cm" svg:y="9.752cm">
          <text:p/>
        </draw:circle>
        <draw:circle draw:style-name="gr2" draw:text-style-name="P2" draw:layer="perçages" svg:width="0.08cm" svg:height="0.08cm" svg:x="20.444cm" svg:y="9.752cm">
          <text:p/>
        </draw:circle>
        <draw:circle draw:style-name="gr2" draw:text-style-name="P2" draw:layer="perçages" svg:width="0.08cm" svg:height="0.08cm" svg:x="20.698cm" svg:y="9.752cm">
          <text:p/>
        </draw:circle>
        <draw:circle draw:style-name="gr2" draw:text-style-name="P2" draw:layer="perçages" svg:width="0.08cm" svg:height="0.08cm" svg:x="20.952cm" svg:y="9.752cm">
          <text:p/>
        </draw:circle>
        <draw:circle draw:style-name="gr2" draw:text-style-name="P2" draw:layer="perçages" svg:width="0.08cm" svg:height="0.08cm" svg:x="17.65cm" svg:y="10.006cm">
          <text:p/>
        </draw:circle>
        <draw:circle draw:style-name="gr2" draw:text-style-name="P2" draw:layer="perçages" svg:width="0.08cm" svg:height="0.08cm" svg:x="17.904cm" svg:y="10.006cm">
          <text:p/>
        </draw:circle>
        <draw:circle draw:style-name="gr2" draw:text-style-name="P2" draw:layer="perçages" svg:width="0.08cm" svg:height="0.08cm" svg:x="18.158cm" svg:y="10.006cm">
          <text:p/>
        </draw:circle>
        <draw:circle draw:style-name="gr2" draw:text-style-name="P2" draw:layer="perçages" svg:width="0.08cm" svg:height="0.08cm" svg:x="18.412cm" svg:y="10.006cm">
          <text:p/>
        </draw:circle>
        <draw:circle draw:style-name="gr2" draw:text-style-name="P2" draw:layer="perçages" svg:width="0.08cm" svg:height="0.08cm" svg:x="18.666cm" svg:y="10.006cm">
          <text:p/>
        </draw:circle>
        <draw:circle draw:style-name="gr2" draw:text-style-name="P2" draw:layer="perçages" svg:width="0.08cm" svg:height="0.08cm" svg:x="18.92cm" svg:y="10.006cm">
          <text:p/>
        </draw:circle>
        <draw:circle draw:style-name="gr2" draw:text-style-name="P2" draw:layer="perçages" svg:width="0.08cm" svg:height="0.08cm" svg:x="19.174cm" svg:y="10.006cm">
          <text:p/>
        </draw:circle>
        <draw:circle draw:style-name="gr2" draw:text-style-name="P2" draw:layer="perçages" svg:width="0.08cm" svg:height="0.08cm" svg:x="19.428cm" svg:y="10.006cm">
          <text:p/>
        </draw:circle>
        <draw:circle draw:style-name="gr2" draw:text-style-name="P2" draw:layer="perçages" svg:width="0.08cm" svg:height="0.08cm" svg:x="19.682cm" svg:y="10.006cm">
          <text:p/>
        </draw:circle>
        <draw:circle draw:style-name="gr2" draw:text-style-name="P2" draw:layer="perçages" svg:width="0.08cm" svg:height="0.08cm" svg:x="19.936cm" svg:y="10.006cm">
          <text:p/>
        </draw:circle>
        <draw:circle draw:style-name="gr2" draw:text-style-name="P2" draw:layer="perçages" svg:width="0.08cm" svg:height="0.08cm" svg:x="20.19cm" svg:y="10.006cm">
          <text:p/>
        </draw:circle>
        <draw:circle draw:style-name="gr2" draw:text-style-name="P2" draw:layer="perçages" svg:width="0.08cm" svg:height="0.08cm" svg:x="20.444cm" svg:y="10.006cm">
          <text:p/>
        </draw:circle>
        <draw:circle draw:style-name="gr2" draw:text-style-name="P2" draw:layer="perçages" svg:width="0.08cm" svg:height="0.08cm" svg:x="20.698cm" svg:y="10.006cm">
          <text:p/>
        </draw:circle>
        <draw:circle draw:style-name="gr2" draw:text-style-name="P2" draw:layer="perçages" svg:width="0.08cm" svg:height="0.08cm" svg:x="20.952cm" svg:y="10.006cm">
          <text:p/>
        </draw:circle>
        <draw:circle draw:style-name="gr2" draw:text-style-name="P2" draw:layer="perçages" svg:width="0.08cm" svg:height="0.08cm" svg:x="17.65cm" svg:y="10.006cm">
          <text:p/>
        </draw:circle>
        <draw:circle draw:style-name="gr2" draw:text-style-name="P2" draw:layer="perçages" svg:width="0.08cm" svg:height="0.08cm" svg:x="17.904cm" svg:y="10.006cm">
          <text:p/>
        </draw:circle>
        <draw:circle draw:style-name="gr2" draw:text-style-name="P2" draw:layer="perçages" svg:width="0.08cm" svg:height="0.08cm" svg:x="18.158cm" svg:y="10.006cm">
          <text:p/>
        </draw:circle>
        <draw:circle draw:style-name="gr2" draw:text-style-name="P2" draw:layer="perçages" svg:width="0.08cm" svg:height="0.08cm" svg:x="18.412cm" svg:y="10.006cm">
          <text:p/>
        </draw:circle>
        <draw:circle draw:style-name="gr2" draw:text-style-name="P2" draw:layer="perçages" svg:width="0.08cm" svg:height="0.08cm" svg:x="18.666cm" svg:y="10.006cm">
          <text:p/>
        </draw:circle>
        <draw:circle draw:style-name="gr2" draw:text-style-name="P2" draw:layer="perçages" svg:width="0.08cm" svg:height="0.08cm" svg:x="18.92cm" svg:y="10.006cm">
          <text:p/>
        </draw:circle>
        <draw:circle draw:style-name="gr2" draw:text-style-name="P2" draw:layer="perçages" svg:width="0.08cm" svg:height="0.08cm" svg:x="19.174cm" svg:y="10.006cm">
          <text:p/>
        </draw:circle>
        <draw:circle draw:style-name="gr2" draw:text-style-name="P2" draw:layer="perçages" svg:width="0.08cm" svg:height="0.08cm" svg:x="19.428cm" svg:y="10.006cm">
          <text:p/>
        </draw:circle>
        <draw:circle draw:style-name="gr2" draw:text-style-name="P2" draw:layer="perçages" svg:width="0.08cm" svg:height="0.08cm" svg:x="19.682cm" svg:y="10.006cm">
          <text:p/>
        </draw:circle>
        <draw:circle draw:style-name="gr2" draw:text-style-name="P2" draw:layer="perçages" svg:width="0.08cm" svg:height="0.08cm" svg:x="19.936cm" svg:y="10.006cm">
          <text:p/>
        </draw:circle>
        <draw:circle draw:style-name="gr2" draw:text-style-name="P2" draw:layer="perçages" svg:width="0.08cm" svg:height="0.08cm" svg:x="20.19cm" svg:y="10.006cm">
          <text:p/>
        </draw:circle>
        <draw:circle draw:style-name="gr2" draw:text-style-name="P2" draw:layer="perçages" svg:width="0.08cm" svg:height="0.08cm" svg:x="20.444cm" svg:y="10.006cm">
          <text:p/>
        </draw:circle>
        <draw:circle draw:style-name="gr2" draw:text-style-name="P2" draw:layer="perçages" svg:width="0.08cm" svg:height="0.08cm" svg:x="20.698cm" svg:y="10.006cm">
          <text:p/>
        </draw:circle>
        <draw:circle draw:style-name="gr2" draw:text-style-name="P2" draw:layer="perçages" svg:width="0.08cm" svg:height="0.08cm" svg:x="20.952cm" svg:y="10.006cm">
          <text:p/>
        </draw:circle>
        <draw:circle draw:style-name="gr2" draw:text-style-name="P2" draw:layer="perçages" svg:width="0.08cm" svg:height="0.08cm" svg:x="17.65cm" svg:y="10.26cm">
          <text:p/>
        </draw:circle>
        <draw:circle draw:style-name="gr2" draw:text-style-name="P2" draw:layer="perçages" svg:width="0.08cm" svg:height="0.08cm" svg:x="17.904cm" svg:y="10.26cm">
          <text:p/>
        </draw:circle>
        <draw:circle draw:style-name="gr2" draw:text-style-name="P2" draw:layer="perçages" svg:width="0.08cm" svg:height="0.08cm" svg:x="18.158cm" svg:y="10.26cm">
          <text:p/>
        </draw:circle>
        <draw:circle draw:style-name="gr2" draw:text-style-name="P2" draw:layer="perçages" svg:width="0.08cm" svg:height="0.08cm" svg:x="18.412cm" svg:y="10.26cm">
          <text:p/>
        </draw:circle>
        <draw:circle draw:style-name="gr2" draw:text-style-name="P2" draw:layer="perçages" svg:width="0.08cm" svg:height="0.08cm" svg:x="18.666cm" svg:y="10.26cm">
          <text:p/>
        </draw:circle>
        <draw:circle draw:style-name="gr2" draw:text-style-name="P2" draw:layer="perçages" svg:width="0.08cm" svg:height="0.08cm" svg:x="18.92cm" svg:y="10.26cm">
          <text:p/>
        </draw:circle>
        <draw:circle draw:style-name="gr2" draw:text-style-name="P2" draw:layer="perçages" svg:width="0.08cm" svg:height="0.08cm" svg:x="19.174cm" svg:y="10.26cm">
          <text:p/>
        </draw:circle>
        <draw:circle draw:style-name="gr2" draw:text-style-name="P2" draw:layer="perçages" svg:width="0.08cm" svg:height="0.08cm" svg:x="19.428cm" svg:y="10.26cm">
          <text:p/>
        </draw:circle>
        <draw:circle draw:style-name="gr2" draw:text-style-name="P2" draw:layer="perçages" svg:width="0.08cm" svg:height="0.08cm" svg:x="19.682cm" svg:y="10.26cm">
          <text:p/>
        </draw:circle>
        <draw:circle draw:style-name="gr2" draw:text-style-name="P2" draw:layer="perçages" svg:width="0.08cm" svg:height="0.08cm" svg:x="19.936cm" svg:y="10.26cm">
          <text:p/>
        </draw:circle>
        <draw:circle draw:style-name="gr2" draw:text-style-name="P2" draw:layer="perçages" svg:width="0.08cm" svg:height="0.08cm" svg:x="20.19cm" svg:y="10.26cm">
          <text:p/>
        </draw:circle>
        <draw:circle draw:style-name="gr2" draw:text-style-name="P2" draw:layer="perçages" svg:width="0.08cm" svg:height="0.08cm" svg:x="20.444cm" svg:y="10.26cm">
          <text:p/>
        </draw:circle>
        <draw:circle draw:style-name="gr2" draw:text-style-name="P2" draw:layer="perçages" svg:width="0.08cm" svg:height="0.08cm" svg:x="20.698cm" svg:y="10.26cm">
          <text:p/>
        </draw:circle>
        <draw:circle draw:style-name="gr2" draw:text-style-name="P2" draw:layer="perçages" svg:width="0.08cm" svg:height="0.08cm" svg:x="20.952cm" svg:y="10.26cm">
          <text:p/>
        </draw:circle>
        <draw:circle draw:style-name="gr2" draw:text-style-name="P2" draw:layer="perçages" svg:width="0.08cm" svg:height="0.08cm" svg:x="17.65cm" svg:y="10.514cm">
          <text:p/>
        </draw:circle>
        <draw:circle draw:style-name="gr2" draw:text-style-name="P2" draw:layer="perçages" svg:width="0.08cm" svg:height="0.08cm" svg:x="17.904cm" svg:y="10.514cm">
          <text:p/>
        </draw:circle>
        <draw:circle draw:style-name="gr2" draw:text-style-name="P2" draw:layer="perçages" svg:width="0.08cm" svg:height="0.08cm" svg:x="18.158cm" svg:y="10.514cm">
          <text:p/>
        </draw:circle>
        <draw:circle draw:style-name="gr2" draw:text-style-name="P2" draw:layer="perçages" svg:width="0.08cm" svg:height="0.08cm" svg:x="18.412cm" svg:y="10.514cm">
          <text:p/>
        </draw:circle>
        <draw:circle draw:style-name="gr2" draw:text-style-name="P2" draw:layer="perçages" svg:width="0.08cm" svg:height="0.08cm" svg:x="18.666cm" svg:y="10.514cm">
          <text:p/>
        </draw:circle>
        <draw:circle draw:style-name="gr2" draw:text-style-name="P2" draw:layer="perçages" svg:width="0.08cm" svg:height="0.08cm" svg:x="18.92cm" svg:y="10.514cm">
          <text:p/>
        </draw:circle>
        <draw:circle draw:style-name="gr2" draw:text-style-name="P2" draw:layer="perçages" svg:width="0.08cm" svg:height="0.08cm" svg:x="19.174cm" svg:y="10.514cm">
          <text:p/>
        </draw:circle>
        <draw:circle draw:style-name="gr2" draw:text-style-name="P2" draw:layer="perçages" svg:width="0.08cm" svg:height="0.08cm" svg:x="19.428cm" svg:y="10.514cm">
          <text:p/>
        </draw:circle>
        <draw:circle draw:style-name="gr2" draw:text-style-name="P2" draw:layer="perçages" svg:width="0.08cm" svg:height="0.08cm" svg:x="19.682cm" svg:y="10.514cm">
          <text:p/>
        </draw:circle>
        <draw:circle draw:style-name="gr2" draw:text-style-name="P2" draw:layer="perçages" svg:width="0.08cm" svg:height="0.08cm" svg:x="19.936cm" svg:y="10.514cm">
          <text:p/>
        </draw:circle>
        <draw:circle draw:style-name="gr2" draw:text-style-name="P2" draw:layer="perçages" svg:width="0.08cm" svg:height="0.08cm" svg:x="20.19cm" svg:y="10.514cm">
          <text:p/>
        </draw:circle>
        <draw:circle draw:style-name="gr2" draw:text-style-name="P2" draw:layer="perçages" svg:width="0.08cm" svg:height="0.08cm" svg:x="20.444cm" svg:y="10.514cm">
          <text:p/>
        </draw:circle>
        <draw:circle draw:style-name="gr2" draw:text-style-name="P2" draw:layer="perçages" svg:width="0.08cm" svg:height="0.08cm" svg:x="20.698cm" svg:y="10.514cm">
          <text:p/>
        </draw:circle>
        <draw:circle draw:style-name="gr2" draw:text-style-name="P2" draw:layer="perçages" svg:width="0.08cm" svg:height="0.08cm" svg:x="20.952cm" svg:y="10.514cm">
          <text:p/>
        </draw:circle>
        <draw:circle draw:style-name="gr2" draw:text-style-name="P2" draw:layer="perçages" svg:width="0.08cm" svg:height="0.08cm" svg:x="17.65cm" svg:y="10.768cm">
          <text:p/>
        </draw:circle>
        <draw:circle draw:style-name="gr2" draw:text-style-name="P2" draw:layer="perçages" svg:width="0.08cm" svg:height="0.08cm" svg:x="17.904cm" svg:y="10.768cm">
          <text:p/>
        </draw:circle>
        <draw:circle draw:style-name="gr2" draw:text-style-name="P2" draw:layer="perçages" svg:width="0.08cm" svg:height="0.08cm" svg:x="18.158cm" svg:y="10.768cm">
          <text:p/>
        </draw:circle>
        <draw:circle draw:style-name="gr2" draw:text-style-name="P2" draw:layer="perçages" svg:width="0.08cm" svg:height="0.08cm" svg:x="18.412cm" svg:y="10.768cm">
          <text:p/>
        </draw:circle>
        <draw:circle draw:style-name="gr2" draw:text-style-name="P2" draw:layer="perçages" svg:width="0.08cm" svg:height="0.08cm" svg:x="18.666cm" svg:y="10.768cm">
          <text:p/>
        </draw:circle>
        <draw:circle draw:style-name="gr2" draw:text-style-name="P2" draw:layer="perçages" svg:width="0.08cm" svg:height="0.08cm" svg:x="18.92cm" svg:y="10.768cm">
          <text:p/>
        </draw:circle>
        <draw:circle draw:style-name="gr2" draw:text-style-name="P2" draw:layer="perçages" svg:width="0.08cm" svg:height="0.08cm" svg:x="19.174cm" svg:y="10.768cm">
          <text:p/>
        </draw:circle>
        <draw:circle draw:style-name="gr2" draw:text-style-name="P2" draw:layer="perçages" svg:width="0.08cm" svg:height="0.08cm" svg:x="19.428cm" svg:y="10.768cm">
          <text:p/>
        </draw:circle>
        <draw:circle draw:style-name="gr2" draw:text-style-name="P2" draw:layer="perçages" svg:width="0.08cm" svg:height="0.08cm" svg:x="19.682cm" svg:y="10.768cm">
          <text:p/>
        </draw:circle>
        <draw:circle draw:style-name="gr2" draw:text-style-name="P2" draw:layer="perçages" svg:width="0.08cm" svg:height="0.08cm" svg:x="19.936cm" svg:y="10.768cm">
          <text:p/>
        </draw:circle>
        <draw:circle draw:style-name="gr2" draw:text-style-name="P2" draw:layer="perçages" svg:width="0.08cm" svg:height="0.08cm" svg:x="20.19cm" svg:y="10.768cm">
          <text:p/>
        </draw:circle>
        <draw:circle draw:style-name="gr2" draw:text-style-name="P2" draw:layer="perçages" svg:width="0.08cm" svg:height="0.08cm" svg:x="20.444cm" svg:y="10.768cm">
          <text:p/>
        </draw:circle>
        <draw:circle draw:style-name="gr2" draw:text-style-name="P2" draw:layer="perçages" svg:width="0.08cm" svg:height="0.08cm" svg:x="20.698cm" svg:y="10.768cm">
          <text:p/>
        </draw:circle>
        <draw:circle draw:style-name="gr2" draw:text-style-name="P2" draw:layer="perçages" svg:width="0.08cm" svg:height="0.08cm" svg:x="20.952cm" svg:y="10.768cm">
          <text:p/>
        </draw:circle>
        <draw:circle draw:style-name="gr2" draw:text-style-name="P2" draw:layer="perçages" svg:width="0.08cm" svg:height="0.08cm" svg:x="17.65cm" svg:y="11.022cm">
          <text:p/>
        </draw:circle>
        <draw:circle draw:style-name="gr2" draw:text-style-name="P2" draw:layer="perçages" svg:width="0.08cm" svg:height="0.08cm" svg:x="17.904cm" svg:y="11.022cm">
          <text:p/>
        </draw:circle>
        <draw:circle draw:style-name="gr2" draw:text-style-name="P2" draw:layer="perçages" svg:width="0.08cm" svg:height="0.08cm" svg:x="18.158cm" svg:y="11.022cm">
          <text:p/>
        </draw:circle>
        <draw:circle draw:style-name="gr2" draw:text-style-name="P2" draw:layer="perçages" svg:width="0.08cm" svg:height="0.08cm" svg:x="18.412cm" svg:y="11.022cm">
          <text:p/>
        </draw:circle>
        <draw:circle draw:style-name="gr2" draw:text-style-name="P2" draw:layer="perçages" svg:width="0.08cm" svg:height="0.08cm" svg:x="18.666cm" svg:y="11.022cm">
          <text:p/>
        </draw:circle>
        <draw:circle draw:style-name="gr2" draw:text-style-name="P2" draw:layer="perçages" svg:width="0.08cm" svg:height="0.08cm" svg:x="18.92cm" svg:y="11.022cm">
          <text:p/>
        </draw:circle>
        <draw:circle draw:style-name="gr2" draw:text-style-name="P2" draw:layer="perçages" svg:width="0.08cm" svg:height="0.08cm" svg:x="19.174cm" svg:y="11.022cm">
          <text:p/>
        </draw:circle>
        <draw:circle draw:style-name="gr2" draw:text-style-name="P2" draw:layer="perçages" svg:width="0.08cm" svg:height="0.08cm" svg:x="19.428cm" svg:y="11.022cm">
          <text:p/>
        </draw:circle>
        <draw:circle draw:style-name="gr2" draw:text-style-name="P2" draw:layer="perçages" svg:width="0.08cm" svg:height="0.08cm" svg:x="19.682cm" svg:y="11.022cm">
          <text:p/>
        </draw:circle>
        <draw:circle draw:style-name="gr2" draw:text-style-name="P2" draw:layer="perçages" svg:width="0.08cm" svg:height="0.08cm" svg:x="19.936cm" svg:y="11.022cm">
          <text:p/>
        </draw:circle>
        <draw:circle draw:style-name="gr2" draw:text-style-name="P2" draw:layer="perçages" svg:width="0.08cm" svg:height="0.08cm" svg:x="20.19cm" svg:y="11.022cm">
          <text:p/>
        </draw:circle>
        <draw:circle draw:style-name="gr2" draw:text-style-name="P2" draw:layer="perçages" svg:width="0.08cm" svg:height="0.08cm" svg:x="20.444cm" svg:y="11.022cm">
          <text:p/>
        </draw:circle>
        <draw:circle draw:style-name="gr2" draw:text-style-name="P2" draw:layer="perçages" svg:width="0.08cm" svg:height="0.08cm" svg:x="20.698cm" svg:y="11.022cm">
          <text:p/>
        </draw:circle>
        <draw:circle draw:style-name="gr2" draw:text-style-name="P2" draw:layer="perçages" svg:width="0.08cm" svg:height="0.08cm" svg:x="20.952cm" svg:y="11.022cm">
          <text:p/>
        </draw:circle>
        <draw:circle draw:style-name="gr2" draw:text-style-name="P2" draw:layer="perçages" svg:width="0.08cm" svg:height="0.08cm" svg:x="17.65cm" svg:y="11.276cm">
          <text:p/>
        </draw:circle>
        <draw:circle draw:style-name="gr2" draw:text-style-name="P2" draw:layer="perçages" svg:width="0.08cm" svg:height="0.08cm" svg:x="17.904cm" svg:y="11.276cm">
          <text:p/>
        </draw:circle>
        <draw:circle draw:style-name="gr2" draw:text-style-name="P2" draw:layer="perçages" svg:width="0.08cm" svg:height="0.08cm" svg:x="18.158cm" svg:y="11.276cm">
          <text:p/>
        </draw:circle>
        <draw:circle draw:style-name="gr2" draw:text-style-name="P2" draw:layer="perçages" svg:width="0.08cm" svg:height="0.08cm" svg:x="18.412cm" svg:y="11.276cm">
          <text:p/>
        </draw:circle>
        <draw:circle draw:style-name="gr2" draw:text-style-name="P2" draw:layer="perçages" svg:width="0.08cm" svg:height="0.08cm" svg:x="18.666cm" svg:y="11.276cm">
          <text:p/>
        </draw:circle>
        <draw:circle draw:style-name="gr2" draw:text-style-name="P2" draw:layer="perçages" svg:width="0.08cm" svg:height="0.08cm" svg:x="18.92cm" svg:y="11.276cm">
          <text:p/>
        </draw:circle>
        <draw:circle draw:style-name="gr2" draw:text-style-name="P2" draw:layer="perçages" svg:width="0.08cm" svg:height="0.08cm" svg:x="19.174cm" svg:y="11.276cm">
          <text:p/>
        </draw:circle>
        <draw:circle draw:style-name="gr2" draw:text-style-name="P2" draw:layer="perçages" svg:width="0.08cm" svg:height="0.08cm" svg:x="19.428cm" svg:y="11.276cm">
          <text:p/>
        </draw:circle>
        <draw:circle draw:style-name="gr2" draw:text-style-name="P2" draw:layer="perçages" svg:width="0.08cm" svg:height="0.08cm" svg:x="19.682cm" svg:y="11.276cm">
          <text:p/>
        </draw:circle>
        <draw:circle draw:style-name="gr2" draw:text-style-name="P2" draw:layer="perçages" svg:width="0.08cm" svg:height="0.08cm" svg:x="19.936cm" svg:y="11.276cm">
          <text:p/>
        </draw:circle>
        <draw:circle draw:style-name="gr2" draw:text-style-name="P2" draw:layer="perçages" svg:width="0.08cm" svg:height="0.08cm" svg:x="20.19cm" svg:y="11.276cm">
          <text:p/>
        </draw:circle>
        <draw:circle draw:style-name="gr2" draw:text-style-name="P2" draw:layer="perçages" svg:width="0.08cm" svg:height="0.08cm" svg:x="20.444cm" svg:y="11.276cm">
          <text:p/>
        </draw:circle>
        <draw:circle draw:style-name="gr2" draw:text-style-name="P2" draw:layer="perçages" svg:width="0.08cm" svg:height="0.08cm" svg:x="20.698cm" svg:y="11.276cm">
          <text:p/>
        </draw:circle>
        <draw:circle draw:style-name="gr2" draw:text-style-name="P2" draw:layer="perçages" svg:width="0.08cm" svg:height="0.08cm" svg:x="20.952cm" svg:y="11.276cm">
          <text:p/>
        </draw:circle>
        <draw:circle draw:style-name="gr2" draw:text-style-name="P2" draw:layer="perçages" svg:width="0.08cm" svg:height="0.08cm" svg:x="17.65cm" svg:y="11.276cm">
          <text:p/>
        </draw:circle>
        <draw:circle draw:style-name="gr2" draw:text-style-name="P2" draw:layer="perçages" svg:width="0.08cm" svg:height="0.08cm" svg:x="17.904cm" svg:y="11.276cm">
          <text:p/>
        </draw:circle>
        <draw:circle draw:style-name="gr2" draw:text-style-name="P2" draw:layer="perçages" svg:width="0.08cm" svg:height="0.08cm" svg:x="18.158cm" svg:y="11.276cm">
          <text:p/>
        </draw:circle>
        <draw:circle draw:style-name="gr2" draw:text-style-name="P2" draw:layer="perçages" svg:width="0.08cm" svg:height="0.08cm" svg:x="18.412cm" svg:y="11.276cm">
          <text:p/>
        </draw:circle>
        <draw:circle draw:style-name="gr2" draw:text-style-name="P2" draw:layer="perçages" svg:width="0.08cm" svg:height="0.08cm" svg:x="18.666cm" svg:y="11.276cm">
          <text:p/>
        </draw:circle>
        <draw:circle draw:style-name="gr2" draw:text-style-name="P2" draw:layer="perçages" svg:width="0.08cm" svg:height="0.08cm" svg:x="18.92cm" svg:y="11.276cm">
          <text:p/>
        </draw:circle>
        <draw:circle draw:style-name="gr2" draw:text-style-name="P2" draw:layer="perçages" svg:width="0.08cm" svg:height="0.08cm" svg:x="19.174cm" svg:y="11.276cm">
          <text:p/>
        </draw:circle>
        <draw:circle draw:style-name="gr2" draw:text-style-name="P2" draw:layer="perçages" svg:width="0.08cm" svg:height="0.08cm" svg:x="19.428cm" svg:y="11.276cm">
          <text:p/>
        </draw:circle>
        <draw:circle draw:style-name="gr2" draw:text-style-name="P2" draw:layer="perçages" svg:width="0.08cm" svg:height="0.08cm" svg:x="19.682cm" svg:y="11.276cm">
          <text:p/>
        </draw:circle>
        <draw:circle draw:style-name="gr2" draw:text-style-name="P2" draw:layer="perçages" svg:width="0.08cm" svg:height="0.08cm" svg:x="19.936cm" svg:y="11.276cm">
          <text:p/>
        </draw:circle>
        <draw:circle draw:style-name="gr2" draw:text-style-name="P2" draw:layer="perçages" svg:width="0.08cm" svg:height="0.08cm" svg:x="20.19cm" svg:y="11.276cm">
          <text:p/>
        </draw:circle>
        <draw:circle draw:style-name="gr2" draw:text-style-name="P2" draw:layer="perçages" svg:width="0.08cm" svg:height="0.08cm" svg:x="20.444cm" svg:y="11.276cm">
          <text:p/>
        </draw:circle>
        <draw:circle draw:style-name="gr2" draw:text-style-name="P2" draw:layer="perçages" svg:width="0.08cm" svg:height="0.08cm" svg:x="20.698cm" svg:y="11.276cm">
          <text:p/>
        </draw:circle>
        <draw:circle draw:style-name="gr2" draw:text-style-name="P2" draw:layer="perçages" svg:width="0.08cm" svg:height="0.08cm" svg:x="20.952cm" svg:y="11.276cm">
          <text:p/>
        </draw:circle>
        <draw:circle draw:style-name="gr2" draw:text-style-name="P2" draw:layer="perçages" svg:width="0.08cm" svg:height="0.08cm" svg:x="17.65cm" svg:y="11.53cm">
          <text:p/>
        </draw:circle>
        <draw:circle draw:style-name="gr2" draw:text-style-name="P2" draw:layer="perçages" svg:width="0.08cm" svg:height="0.08cm" svg:x="17.904cm" svg:y="11.53cm">
          <text:p/>
        </draw:circle>
        <draw:circle draw:style-name="gr2" draw:text-style-name="P2" draw:layer="perçages" svg:width="0.08cm" svg:height="0.08cm" svg:x="18.158cm" svg:y="11.53cm">
          <text:p/>
        </draw:circle>
        <draw:circle draw:style-name="gr2" draw:text-style-name="P2" draw:layer="perçages" svg:width="0.08cm" svg:height="0.08cm" svg:x="18.412cm" svg:y="11.53cm">
          <text:p/>
        </draw:circle>
        <draw:circle draw:style-name="gr2" draw:text-style-name="P2" draw:layer="perçages" svg:width="0.08cm" svg:height="0.08cm" svg:x="18.666cm" svg:y="11.53cm">
          <text:p/>
        </draw:circle>
        <draw:circle draw:style-name="gr2" draw:text-style-name="P2" draw:layer="perçages" svg:width="0.08cm" svg:height="0.08cm" svg:x="18.92cm" svg:y="11.53cm">
          <text:p/>
        </draw:circle>
        <draw:circle draw:style-name="gr2" draw:text-style-name="P2" draw:layer="perçages" svg:width="0.08cm" svg:height="0.08cm" svg:x="19.174cm" svg:y="11.53cm">
          <text:p/>
        </draw:circle>
        <draw:circle draw:style-name="gr2" draw:text-style-name="P2" draw:layer="perçages" svg:width="0.08cm" svg:height="0.08cm" svg:x="19.428cm" svg:y="11.53cm">
          <text:p/>
        </draw:circle>
        <draw:circle draw:style-name="gr2" draw:text-style-name="P2" draw:layer="perçages" svg:width="0.08cm" svg:height="0.08cm" svg:x="19.682cm" svg:y="11.53cm">
          <text:p/>
        </draw:circle>
        <draw:circle draw:style-name="gr2" draw:text-style-name="P2" draw:layer="perçages" svg:width="0.08cm" svg:height="0.08cm" svg:x="19.936cm" svg:y="11.53cm">
          <text:p/>
        </draw:circle>
        <draw:circle draw:style-name="gr2" draw:text-style-name="P2" draw:layer="perçages" svg:width="0.08cm" svg:height="0.08cm" svg:x="20.19cm" svg:y="11.53cm">
          <text:p/>
        </draw:circle>
        <draw:circle draw:style-name="gr2" draw:text-style-name="P2" draw:layer="perçages" svg:width="0.08cm" svg:height="0.08cm" svg:x="20.444cm" svg:y="11.53cm">
          <text:p/>
        </draw:circle>
        <draw:circle draw:style-name="gr2" draw:text-style-name="P2" draw:layer="perçages" svg:width="0.08cm" svg:height="0.08cm" svg:x="20.698cm" svg:y="11.53cm">
          <text:p/>
        </draw:circle>
        <draw:circle draw:style-name="gr2" draw:text-style-name="P2" draw:layer="perçages" svg:width="0.08cm" svg:height="0.08cm" svg:x="20.952cm" svg:y="11.53cm">
          <text:p/>
        </draw:circle>
        <draw:circle draw:style-name="gr2" draw:text-style-name="P2" draw:layer="perçages" svg:width="0.08cm" svg:height="0.08cm" svg:x="17.65cm" svg:y="11.784cm">
          <text:p/>
        </draw:circle>
        <draw:circle draw:style-name="gr2" draw:text-style-name="P2" draw:layer="perçages" svg:width="0.08cm" svg:height="0.08cm" svg:x="17.904cm" svg:y="11.784cm">
          <text:p/>
        </draw:circle>
        <draw:circle draw:style-name="gr2" draw:text-style-name="P2" draw:layer="perçages" svg:width="0.08cm" svg:height="0.08cm" svg:x="18.158cm" svg:y="11.784cm">
          <text:p/>
        </draw:circle>
        <draw:circle draw:style-name="gr2" draw:text-style-name="P2" draw:layer="perçages" svg:width="0.08cm" svg:height="0.08cm" svg:x="18.412cm" svg:y="11.784cm">
          <text:p/>
        </draw:circle>
        <draw:circle draw:style-name="gr2" draw:text-style-name="P2" draw:layer="perçages" svg:width="0.08cm" svg:height="0.08cm" svg:x="18.666cm" svg:y="11.784cm">
          <text:p/>
        </draw:circle>
        <draw:circle draw:style-name="gr2" draw:text-style-name="P2" draw:layer="perçages" svg:width="0.08cm" svg:height="0.08cm" svg:x="18.92cm" svg:y="11.784cm">
          <text:p/>
        </draw:circle>
        <draw:circle draw:style-name="gr2" draw:text-style-name="P2" draw:layer="perçages" svg:width="0.08cm" svg:height="0.08cm" svg:x="19.174cm" svg:y="11.784cm">
          <text:p/>
        </draw:circle>
        <draw:circle draw:style-name="gr2" draw:text-style-name="P2" draw:layer="perçages" svg:width="0.08cm" svg:height="0.08cm" svg:x="19.428cm" svg:y="11.784cm">
          <text:p/>
        </draw:circle>
        <draw:circle draw:style-name="gr2" draw:text-style-name="P2" draw:layer="perçages" svg:width="0.08cm" svg:height="0.08cm" svg:x="19.682cm" svg:y="11.784cm">
          <text:p/>
        </draw:circle>
        <draw:circle draw:style-name="gr2" draw:text-style-name="P2" draw:layer="perçages" svg:width="0.08cm" svg:height="0.08cm" svg:x="19.936cm" svg:y="11.784cm">
          <text:p/>
        </draw:circle>
        <draw:circle draw:style-name="gr2" draw:text-style-name="P2" draw:layer="perçages" svg:width="0.08cm" svg:height="0.08cm" svg:x="20.19cm" svg:y="11.784cm">
          <text:p/>
        </draw:circle>
        <draw:circle draw:style-name="gr2" draw:text-style-name="P2" draw:layer="perçages" svg:width="0.08cm" svg:height="0.08cm" svg:x="20.444cm" svg:y="11.784cm">
          <text:p/>
        </draw:circle>
        <draw:circle draw:style-name="gr2" draw:text-style-name="P2" draw:layer="perçages" svg:width="0.08cm" svg:height="0.08cm" svg:x="20.698cm" svg:y="11.784cm">
          <text:p/>
        </draw:circle>
        <draw:circle draw:style-name="gr2" draw:text-style-name="P2" draw:layer="perçages" svg:width="0.08cm" svg:height="0.08cm" svg:x="20.952cm" svg:y="11.784cm">
          <text:p/>
        </draw:circle>
        <draw:circle draw:style-name="gr2" draw:text-style-name="P2" draw:layer="perçages" svg:width="0.08cm" svg:height="0.08cm" svg:x="17.65cm" svg:y="12.038cm">
          <text:p/>
        </draw:circle>
        <draw:circle draw:style-name="gr2" draw:text-style-name="P2" draw:layer="perçages" svg:width="0.08cm" svg:height="0.08cm" svg:x="17.904cm" svg:y="12.038cm">
          <text:p/>
        </draw:circle>
        <draw:circle draw:style-name="gr2" draw:text-style-name="P2" draw:layer="perçages" svg:width="0.08cm" svg:height="0.08cm" svg:x="18.158cm" svg:y="12.038cm">
          <text:p/>
        </draw:circle>
        <draw:circle draw:style-name="gr2" draw:text-style-name="P2" draw:layer="perçages" svg:width="0.08cm" svg:height="0.08cm" svg:x="18.412cm" svg:y="12.038cm">
          <text:p/>
        </draw:circle>
        <draw:circle draw:style-name="gr2" draw:text-style-name="P2" draw:layer="perçages" svg:width="0.08cm" svg:height="0.08cm" svg:x="18.666cm" svg:y="12.038cm">
          <text:p/>
        </draw:circle>
        <draw:circle draw:style-name="gr2" draw:text-style-name="P2" draw:layer="perçages" svg:width="0.08cm" svg:height="0.08cm" svg:x="18.92cm" svg:y="12.038cm">
          <text:p/>
        </draw:circle>
        <draw:circle draw:style-name="gr2" draw:text-style-name="P2" draw:layer="perçages" svg:width="0.08cm" svg:height="0.08cm" svg:x="19.174cm" svg:y="12.038cm">
          <text:p/>
        </draw:circle>
        <draw:circle draw:style-name="gr2" draw:text-style-name="P2" draw:layer="perçages" svg:width="0.08cm" svg:height="0.08cm" svg:x="19.428cm" svg:y="12.038cm">
          <text:p/>
        </draw:circle>
        <draw:circle draw:style-name="gr2" draw:text-style-name="P2" draw:layer="perçages" svg:width="0.08cm" svg:height="0.08cm" svg:x="19.682cm" svg:y="12.038cm">
          <text:p/>
        </draw:circle>
        <draw:circle draw:style-name="gr2" draw:text-style-name="P2" draw:layer="perçages" svg:width="0.08cm" svg:height="0.08cm" svg:x="19.936cm" svg:y="12.038cm">
          <text:p/>
        </draw:circle>
        <draw:circle draw:style-name="gr2" draw:text-style-name="P2" draw:layer="perçages" svg:width="0.08cm" svg:height="0.08cm" svg:x="20.19cm" svg:y="12.038cm">
          <text:p/>
        </draw:circle>
        <draw:circle draw:style-name="gr2" draw:text-style-name="P2" draw:layer="perçages" svg:width="0.08cm" svg:height="0.08cm" svg:x="20.444cm" svg:y="12.038cm">
          <text:p/>
        </draw:circle>
        <draw:circle draw:style-name="gr2" draw:text-style-name="P2" draw:layer="perçages" svg:width="0.08cm" svg:height="0.08cm" svg:x="20.698cm" svg:y="12.038cm">
          <text:p/>
        </draw:circle>
        <draw:circle draw:style-name="gr2" draw:text-style-name="P2" draw:layer="perçages" svg:width="0.08cm" svg:height="0.08cm" svg:x="20.952cm" svg:y="12.038cm">
          <text:p/>
        </draw:circle>
        <draw:circle draw:style-name="gr2" draw:text-style-name="P2" draw:layer="perçages" svg:width="0.08cm" svg:height="0.08cm" svg:x="17.65cm" svg:y="12.292cm">
          <text:p/>
        </draw:circle>
        <draw:circle draw:style-name="gr2" draw:text-style-name="P2" draw:layer="perçages" svg:width="0.08cm" svg:height="0.08cm" svg:x="17.904cm" svg:y="12.292cm">
          <text:p/>
        </draw:circle>
        <draw:circle draw:style-name="gr2" draw:text-style-name="P2" draw:layer="perçages" svg:width="0.08cm" svg:height="0.08cm" svg:x="18.158cm" svg:y="12.292cm">
          <text:p/>
        </draw:circle>
        <draw:circle draw:style-name="gr2" draw:text-style-name="P2" draw:layer="perçages" svg:width="0.08cm" svg:height="0.08cm" svg:x="18.412cm" svg:y="12.292cm">
          <text:p/>
        </draw:circle>
        <draw:circle draw:style-name="gr2" draw:text-style-name="P2" draw:layer="perçages" svg:width="0.08cm" svg:height="0.08cm" svg:x="18.666cm" svg:y="12.292cm">
          <text:p/>
        </draw:circle>
        <draw:circle draw:style-name="gr2" draw:text-style-name="P2" draw:layer="perçages" svg:width="0.08cm" svg:height="0.08cm" svg:x="18.92cm" svg:y="12.292cm">
          <text:p/>
        </draw:circle>
        <draw:circle draw:style-name="gr2" draw:text-style-name="P2" draw:layer="perçages" svg:width="0.08cm" svg:height="0.08cm" svg:x="19.174cm" svg:y="12.292cm">
          <text:p/>
        </draw:circle>
        <draw:circle draw:style-name="gr2" draw:text-style-name="P2" draw:layer="perçages" svg:width="0.08cm" svg:height="0.08cm" svg:x="19.428cm" svg:y="12.292cm">
          <text:p/>
        </draw:circle>
        <draw:circle draw:style-name="gr2" draw:text-style-name="P2" draw:layer="perçages" svg:width="0.08cm" svg:height="0.08cm" svg:x="19.682cm" svg:y="12.292cm">
          <text:p/>
        </draw:circle>
        <draw:circle draw:style-name="gr2" draw:text-style-name="P2" draw:layer="perçages" svg:width="0.08cm" svg:height="0.08cm" svg:x="19.936cm" svg:y="12.292cm">
          <text:p/>
        </draw:circle>
        <draw:circle draw:style-name="gr2" draw:text-style-name="P2" draw:layer="perçages" svg:width="0.08cm" svg:height="0.08cm" svg:x="20.19cm" svg:y="12.292cm">
          <text:p/>
        </draw:circle>
        <draw:circle draw:style-name="gr2" draw:text-style-name="P2" draw:layer="perçages" svg:width="0.08cm" svg:height="0.08cm" svg:x="20.444cm" svg:y="12.292cm">
          <text:p/>
        </draw:circle>
        <draw:circle draw:style-name="gr2" draw:text-style-name="P2" draw:layer="perçages" svg:width="0.08cm" svg:height="0.08cm" svg:x="20.698cm" svg:y="12.292cm">
          <text:p/>
        </draw:circle>
        <draw:circle draw:style-name="gr2" draw:text-style-name="P2" draw:layer="perçages" svg:width="0.08cm" svg:height="0.08cm" svg:x="20.952cm" svg:y="12.292cm">
          <text:p/>
        </draw:circle>
        <draw:circle draw:style-name="gr2" draw:text-style-name="P2" draw:layer="perçages" svg:width="0.08cm" svg:height="0.08cm" svg:x="17.65cm" svg:y="12.546cm">
          <text:p/>
        </draw:circle>
        <draw:circle draw:style-name="gr2" draw:text-style-name="P2" draw:layer="perçages" svg:width="0.08cm" svg:height="0.08cm" svg:x="17.904cm" svg:y="12.546cm">
          <text:p/>
        </draw:circle>
        <draw:circle draw:style-name="gr2" draw:text-style-name="P2" draw:layer="perçages" svg:width="0.08cm" svg:height="0.08cm" svg:x="18.158cm" svg:y="12.546cm">
          <text:p/>
        </draw:circle>
        <draw:circle draw:style-name="gr2" draw:text-style-name="P2" draw:layer="perçages" svg:width="0.08cm" svg:height="0.08cm" svg:x="18.412cm" svg:y="12.546cm">
          <text:p/>
        </draw:circle>
        <draw:circle draw:style-name="gr2" draw:text-style-name="P2" draw:layer="perçages" svg:width="0.08cm" svg:height="0.08cm" svg:x="18.666cm" svg:y="12.546cm">
          <text:p/>
        </draw:circle>
        <draw:circle draw:style-name="gr2" draw:text-style-name="P2" draw:layer="perçages" svg:width="0.08cm" svg:height="0.08cm" svg:x="18.92cm" svg:y="12.546cm">
          <text:p/>
        </draw:circle>
        <draw:circle draw:style-name="gr2" draw:text-style-name="P2" draw:layer="perçages" svg:width="0.08cm" svg:height="0.08cm" svg:x="19.174cm" svg:y="12.546cm">
          <text:p/>
        </draw:circle>
        <draw:circle draw:style-name="gr2" draw:text-style-name="P2" draw:layer="perçages" svg:width="0.08cm" svg:height="0.08cm" svg:x="19.428cm" svg:y="12.546cm">
          <text:p/>
        </draw:circle>
        <draw:circle draw:style-name="gr2" draw:text-style-name="P2" draw:layer="perçages" svg:width="0.08cm" svg:height="0.08cm" svg:x="19.682cm" svg:y="12.546cm">
          <text:p/>
        </draw:circle>
        <draw:circle draw:style-name="gr2" draw:text-style-name="P2" draw:layer="perçages" svg:width="0.08cm" svg:height="0.08cm" svg:x="19.936cm" svg:y="12.546cm">
          <text:p/>
        </draw:circle>
        <draw:circle draw:style-name="gr2" draw:text-style-name="P2" draw:layer="perçages" svg:width="0.08cm" svg:height="0.08cm" svg:x="20.19cm" svg:y="12.546cm">
          <text:p/>
        </draw:circle>
        <draw:circle draw:style-name="gr2" draw:text-style-name="P2" draw:layer="perçages" svg:width="0.08cm" svg:height="0.08cm" svg:x="20.444cm" svg:y="12.546cm">
          <text:p/>
        </draw:circle>
        <draw:circle draw:style-name="gr2" draw:text-style-name="P2" draw:layer="perçages" svg:width="0.08cm" svg:height="0.08cm" svg:x="20.698cm" svg:y="12.546cm">
          <text:p/>
        </draw:circle>
        <draw:circle draw:style-name="gr2" draw:text-style-name="P2" draw:layer="perçages" svg:width="0.08cm" svg:height="0.08cm" svg:x="20.952cm" svg:y="12.546cm">
          <text:p/>
        </draw:circle>
        <draw:circle draw:style-name="gr2" draw:text-style-name="P2" draw:layer="perçages" svg:width="0.08cm" svg:height="0.08cm" svg:x="17.65cm" svg:y="12.546cm">
          <text:p/>
        </draw:circle>
        <draw:circle draw:style-name="gr2" draw:text-style-name="P2" draw:layer="perçages" svg:width="0.08cm" svg:height="0.08cm" svg:x="17.904cm" svg:y="12.546cm">
          <text:p/>
        </draw:circle>
        <draw:circle draw:style-name="gr2" draw:text-style-name="P2" draw:layer="perçages" svg:width="0.08cm" svg:height="0.08cm" svg:x="18.158cm" svg:y="12.546cm">
          <text:p/>
        </draw:circle>
        <draw:circle draw:style-name="gr2" draw:text-style-name="P2" draw:layer="perçages" svg:width="0.08cm" svg:height="0.08cm" svg:x="18.412cm" svg:y="12.546cm">
          <text:p/>
        </draw:circle>
        <draw:circle draw:style-name="gr2" draw:text-style-name="P2" draw:layer="perçages" svg:width="0.08cm" svg:height="0.08cm" svg:x="18.666cm" svg:y="12.546cm">
          <text:p/>
        </draw:circle>
        <draw:circle draw:style-name="gr2" draw:text-style-name="P2" draw:layer="perçages" svg:width="0.08cm" svg:height="0.08cm" svg:x="18.92cm" svg:y="12.546cm">
          <text:p/>
        </draw:circle>
        <draw:circle draw:style-name="gr2" draw:text-style-name="P2" draw:layer="perçages" svg:width="0.08cm" svg:height="0.08cm" svg:x="19.174cm" svg:y="12.546cm">
          <text:p/>
        </draw:circle>
        <draw:circle draw:style-name="gr2" draw:text-style-name="P2" draw:layer="perçages" svg:width="0.08cm" svg:height="0.08cm" svg:x="19.428cm" svg:y="12.546cm">
          <text:p/>
        </draw:circle>
        <draw:circle draw:style-name="gr2" draw:text-style-name="P2" draw:layer="perçages" svg:width="0.08cm" svg:height="0.08cm" svg:x="19.682cm" svg:y="12.546cm">
          <text:p/>
        </draw:circle>
        <draw:circle draw:style-name="gr2" draw:text-style-name="P2" draw:layer="perçages" svg:width="0.08cm" svg:height="0.08cm" svg:x="19.936cm" svg:y="12.546cm">
          <text:p/>
        </draw:circle>
        <draw:circle draw:style-name="gr2" draw:text-style-name="P2" draw:layer="perçages" svg:width="0.08cm" svg:height="0.08cm" svg:x="20.19cm" svg:y="12.546cm">
          <text:p/>
        </draw:circle>
        <draw:circle draw:style-name="gr2" draw:text-style-name="P2" draw:layer="perçages" svg:width="0.08cm" svg:height="0.08cm" svg:x="20.444cm" svg:y="12.546cm">
          <text:p/>
        </draw:circle>
        <draw:circle draw:style-name="gr2" draw:text-style-name="P2" draw:layer="perçages" svg:width="0.08cm" svg:height="0.08cm" svg:x="20.698cm" svg:y="12.546cm">
          <text:p/>
        </draw:circle>
        <draw:circle draw:style-name="gr2" draw:text-style-name="P2" draw:layer="perçages" svg:width="0.08cm" svg:height="0.08cm" svg:x="20.952cm" svg:y="12.546cm">
          <text:p/>
        </draw:circle>
        <draw:line draw:style-name="gr3" draw:text-style-name="P2" draw:layer="coupures" svg:x1="19.469cm" svg:y1="10.143cm" svg:x2="19.469cm" svg:y2="6.362cm">
          <text:p/>
        </draw:line>
        <draw:g>
          <draw:g>
            <draw:custom-shape draw:style-name="gr4" draw:text-style-name="P3" draw:layer="composants" svg:width="0.3cm" svg:height="0.3cm" draw:transform="rotate (1.5707963267949) translate (17.8cm 7.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composants" svg:width="0.08cm" svg:height="0.08cm" draw:transform="rotate (1.5707963267949) translate (17.91cm 7.2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6" draw:text-style-name="P2" draw:layer="composants" svg:x1="18.099cm" svg:y1="7.252cm" svg:x2="18.213cm" svg:y2="7.255cm">
            <text:p/>
          </draw:line>
          <draw:custom-shape draw:style-name="gr5" draw:text-style-name="P4" draw:layer="composants" svg:width="0.08cm" svg:height="0.08cm" svg:x="18.171cm" svg:y="7.21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2" draw:layer="coupures" svg:x1="18.069cm" svg:y1="7.885cm" svg:x2="18.069cm" svg:y2="7.19cm">
          <text:p/>
        </draw:line>
        <draw:line draw:style-name="gr8" draw:text-style-name="P2" draw:layer="coupures" svg:x1="19.852cm" svg:y1="12.736cm" svg:x2="19.852cm" svg:y2="10.686cm">
          <text:p/>
        </draw:line>
        <draw:g>
          <draw:custom-shape draw:style-name="gr9" draw:text-style-name="P5" draw:layer="straps" svg:width="0.08cm" svg:height="0.08cm" svg:x="20.694cm" svg:y="9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straps" svg:width="0.08cm" svg:height="0.08cm" svg:x="20.701cm" svg:y="10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2" draw:layer="straps" svg:x1="20.737cm" svg:y1="9.3cm" svg:x2="20.729cm" svg:y2="10.835cm">
            <text:p/>
          </draw:line>
        </draw:g>
        <draw:g>
          <draw:g>
            <draw:custom-shape draw:style-name="gr11" draw:text-style-name="P3" draw:layer="composants" svg:width="0.54cm" svg:height="0.198cm" svg:x="19.583cm" svg:y="10.454cm">
              <text:p/>
              <draw:enhanced-geometry svg:viewBox="0 0 21600 21600" draw:type="rectangle" draw:enhanced-path="M 0 0 L 21600 0 21600 21600 0 21600 0 0 Z N"/>
            </draw:custom-shape>
            <draw:line draw:style-name="gr12" draw:text-style-name="P6" draw:layer="composants" svg:x1="19.683cm" svg:y1="10.454cm" svg:x2="19.683cm" svg:y2="10.646cm">
              <text:p/>
            </draw:line>
          </draw:g>
          <draw:g>
            <draw:custom-shape draw:style-name="gr5" draw:text-style-name="P4" draw:layer="composants" svg:width="0.08cm" svg:height="0.08cm" svg:x="20.455cm" svg:y="10.7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2" draw:layer="composants" svg:x1="20.495cm" svg:y1="10.801cm" svg:x2="20.5cm" svg:y2="10.548cm">
              <text:p/>
            </draw:line>
            <draw:line draw:style-name="gr13" draw:text-style-name="P2" draw:layer="composants" svg:x1="20.125cm" svg:y1="10.554cm" svg:x2="20.505cm" svg:y2="10.558cm">
              <text:p/>
            </draw:line>
          </draw:g>
          <draw:g>
            <draw:custom-shape draw:style-name="gr5" draw:text-style-name="P4" draw:layer="composants" svg:width="0.08cm" svg:height="0.08cm" svg:x="19.184cm" svg:y="10.774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2" draw:layer="composants" svg:x1="19.224cm" svg:y1="10.797cm" svg:x2="19.219cm" svg:y2="10.544cm">
              <text:p/>
            </draw:line>
            <draw:line draw:style-name="gr13" draw:text-style-name="P2" draw:layer="composants" svg:x1="19.594cm" svg:y1="10.55cm" svg:x2="19.214cm" svg:y2="10.554cm">
              <text:p/>
            </draw:line>
          </draw:g>
        </draw:g>
        <draw:g>
          <draw:custom-shape draw:style-name="gr14" draw:text-style-name="P7" draw:layer="composants" svg:width="0.264cm" svg:height="0.502cm" svg:x="17.814cm" svg:y="11.1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8" draw:layer="composants" svg:width="0.08cm" svg:height="0.08cm" svg:x="17.902cm" svg:y="11.2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composants" svg:width="0.08cm" svg:height="0.08cm" svg:x="17.908cm" svg:y="11.5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5" draw:layer="straps" svg:width="0.08cm" svg:height="0.08cm" svg:x="19.172cm" svg:y="11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straps" svg:width="0.08cm" svg:height="0.08cm" svg:x="19.168cm" svg:y="1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straps" svg:x1="19.217cm" svg:y1="11.307cm" svg:x2="19.207cm" svg:y2="12.583cm">
          <text:p/>
        </draw:line>
        <draw:frame draw:style-name="gr17" draw:text-style-name="P10" draw:layer="Cartouche" svg:width="4.092cm" svg:height="1.433cm" svg:x="18.851cm" svg:y="17.33cm">
          <draw:text-box>
            <text:p text:style-name="P9"><text:span text:style-name="T1">NanoWatchdog 2015.1</text:span></text:p>
            <text:p text:style-name="P9"><text:span text:style-name="T1">pcb v4</text:span></text:p>
            <text:p text:style-name="P9"><text:span text:style-name="T1">11/06/2015</text:span></text:p>
          </draw:text-box>
        </draw:frame>
        <draw:custom-shape draw:style-name="gr18" draw:text-style-name="P7" draw:layer="coupures" svg:width="0.5cm" svg:height="0.5cm" svg:x="17.689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coupures" svg:width="0.5cm" svg:height="0.5cm" svg:x="20.494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coupures" svg:width="0.5cm" svg:height="0.5cm" svg:x="17.703cm" svg:y="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coupures" svg:width="0.5cm" svg:height="0.5cm" svg:x="20.494cm" svg:y="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straps" svg:width="0.08cm" svg:height="0.08cm" svg:x="18.411cm" svg:y="7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straps" svg:width="0.08cm" svg:height="0.08cm" svg:x="18.411cm" svg:y="1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straps" svg:x1="18.455cm" svg:y1="8.012cm" svg:x2="18.446cm" svg:y2="10.817cm">
          <text:p/>
        </draw:line>
        <draw:g>
          <draw:g>
            <draw:custom-shape draw:style-name="gr4" draw:text-style-name="P3" draw:layer="composants" svg:width="0.3cm" svg:height="0.3cm" draw:transform="rotate (1.5707963267949) translate (17.792cm 7.64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composants" svg:width="0.08cm" svg:height="0.08cm" draw:transform="rotate (1.5707963267949) translate (17.902cm 7.53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6" draw:text-style-name="P2" draw:layer="composants" svg:x1="18.091cm" svg:y1="7.496cm" svg:x2="18.205cm" svg:y2="7.499cm">
            <text:p/>
          </draw:line>
          <draw:custom-shape draw:style-name="gr5" draw:text-style-name="P4" draw:layer="composants" svg:width="0.08cm" svg:height="0.08cm" svg:x="18.163cm" svg:y="7.46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3" draw:layer="composants" svg:width="0.3cm" svg:height="0.3cm" draw:transform="rotate (1.5707963267949) translate (17.784cm 7.90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composants" svg:width="0.08cm" svg:height="0.08cm" draw:transform="rotate (1.5707963267949) translate (17.894cm 7.79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6" draw:text-style-name="P2" draw:layer="composants" svg:x1="18.083cm" svg:y1="7.76cm" svg:x2="18.197cm" svg:y2="7.763cm">
            <text:p/>
          </draw:line>
          <draw:custom-shape draw:style-name="gr5" draw:text-style-name="P4" draw:layer="composants" svg:width="0.08cm" svg:height="0.08cm" svg:x="18.155cm" svg:y="7.7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composants" svg:width="1.791cm" svg:height="4.343cm" svg:x="18.584cm" svg:y="6.09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4" draw:layer="composants" svg:width="0.08cm" svg:height="0.08cm" svg:x="18.664cm" svg:y="6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18.664cm" svg:y="6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18.664cm" svg:y="6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18.664cm" svg:y="7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18.664cm" svg:y="7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18.664cm" svg:y="7.7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18.664cm" svg:y="7.9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18.664cm" svg:y="8.2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18.664cm" svg:y="8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18.664cm" svg:y="8.7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18.664cm" svg:y="8.9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18.664cm" svg:y="9.2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18.664cm" svg:y="9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18.664cm" svg:y="9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18.664cm" svg:y="10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20.189cm" svg:y="6.4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20.189cm" svg:y="6.6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20.189cm" svg:y="6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20.189cm" svg:y="7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20.189cm" svg:y="7.4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20.189cm" svg:y="7.7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20.189cm" svg:y="7.9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20.189cm" svg:y="8.2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20.189cm" svg:y="8.4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20.189cm" svg:y="8.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20.189cm" svg:y="8.9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20.189cm" svg:y="9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20.189cm" svg:y="9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20.189cm" svg:y="9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20.189cm" svg:y="9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1" draw:layer="composants" svg:width="0.507cm" svg:height="0.546cm" svg:x="19.212cm" svg:y="5.935cm">
            <text:p text:style-name="P1"><text:span text:style-name="T2">USB</text:span></text:p>
            <draw:enhanced-geometry svg:viewBox="0 0 21600 21600" draw:type="rectangle" draw:enhanced-path="M 0 0 L 21600 0 21600 21600 0 21600 0 0 Z N"/>
          </draw:custom-shape>
          <draw:frame draw:style-name="gr22" draw:text-style-name="P12" draw:layer="composants" svg:width="0.815cm" svg:height="0.408cm" svg:x="19.593cm" svg:y="9.082cm">
            <draw:text-box>
              <text:p><text:span text:style-name="T3">GND</text:span></text:p>
            </draw:text-box>
          </draw:frame>
          <draw:frame draw:style-name="gr23" draw:text-style-name="P12" draw:layer="composants" svg:width="0.671cm" svg:height="0.408cm" svg:x="18.547cm" svg:y="7.043cm">
            <draw:text-box>
              <text:p><text:span text:style-name="T3">A0</text:span></text:p>
            </draw:text-box>
          </draw:frame>
          <draw:frame draw:style-name="gr23" draw:text-style-name="P12" draw:layer="composants" svg:width="0.671cm" svg:height="0.408cm" svg:x="18.547cm" svg:y="7.543cm">
            <draw:text-box>
              <text:p><text:span text:style-name="T3">A2</text:span></text:p>
            </draw:text-box>
          </draw:frame>
          <draw:frame draw:style-name="gr23" draw:text-style-name="P12" draw:layer="composants" svg:width="0.671cm" svg:height="0.408cm" svg:x="18.549cm" svg:y="7.291cm">
            <draw:text-box>
              <text:p><text:span text:style-name="T3">A1</text:span></text:p>
            </draw:text-box>
          </draw:frame>
          <draw:frame draw:style-name="gr22" draw:text-style-name="P12" draw:layer="composants" svg:width="0.815cm" svg:height="0.408cm" svg:x="18.562cm" svg:y="9.594cm">
            <draw:text-box>
              <text:p><text:span text:style-name="T3">GND</text:span></text:p>
            </draw:text-box>
          </draw:frame>
          <draw:frame draw:style-name="gr23" draw:text-style-name="P12" draw:layer="composants" svg:width="0.671cm" svg:height="0.408cm" svg:x="18.547cm" svg:y="7.818cm">
            <draw:text-box>
              <text:p><text:span text:style-name="T3">A3</text:span></text:p>
            </draw:text-box>
          </draw:frame>
        </draw:g>
        <draw:frame draw:style-name="gr24" draw:text-style-name="P14" draw:layer="composants" svg:width="1.205cm" svg:height="0.489cm" svg:x="16.299cm" svg:y="11.167cm">
          <draw:text-box>
            <text:p text:style-name="P13"><text:span text:style-name="T4">RESET</text:span></text:p>
          </draw:text-box>
        </draw:frame>
        <draw:g>
          <draw:custom-shape draw:style-name="gr25" draw:text-style-name="P3" draw:layer="composants" svg:width="0.998cm" svg:height="2.045cm" svg:x="19.348cm" svg:y="10.68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4" draw:layer="composants" svg:width="0.08cm" svg:height="0.08cm" svg:x="19.431cm" svg:y="10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19.431cm" svg:y="11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19.431cm" svg:y="12.0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19.431cm" svg:y="12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20.192cm" svg:y="10.7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20.192cm" svg:y="11.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20.192cm" svg:y="12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svg:x="20.192cm" svg:y="12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circuit imprimé" svg:x1="10.765cm" svg:y1="11.348cm" svg:x2="10.765cm" svg:y2="7.638cm">
          <text:p/>
        </draw:line>
        <draw:line draw:style-name="gr1" draw:text-style-name="P1" draw:layer="circuit imprimé" svg:x1="11.024cm" svg:y1="11.348cm" svg:x2="11.024cm" svg:y2="7.638cm">
          <text:p/>
        </draw:line>
        <draw:line draw:style-name="gr1" draw:text-style-name="P1" draw:layer="circuit imprimé" svg:x1="11.274cm" svg:y1="11.348cm" svg:x2="11.274cm" svg:y2="7.638cm">
          <text:p/>
        </draw:line>
        <draw:line draw:style-name="gr1" draw:text-style-name="P1" draw:layer="circuit imprimé" svg:x1="11.528cm" svg:y1="11.352cm" svg:x2="11.528cm" svg:y2="7.642cm">
          <text:p/>
        </draw:line>
        <draw:circle draw:style-name="gr2" draw:text-style-name="P2" draw:layer="perçages" svg:width="0.08cm" svg:height="0.08cm" svg:x="10.725cm" svg:y="7.738cm">
          <text:p/>
        </draw:circle>
        <draw:circle draw:style-name="gr2" draw:text-style-name="P2" draw:layer="perçages" svg:width="0.08cm" svg:height="0.08cm" svg:x="10.979cm" svg:y="7.738cm">
          <text:p/>
        </draw:circle>
        <draw:circle draw:style-name="gr2" draw:text-style-name="P2" draw:layer="perçages" svg:width="0.08cm" svg:height="0.08cm" svg:x="11.233cm" svg:y="7.738cm">
          <text:p/>
        </draw:circle>
        <draw:circle draw:style-name="gr2" draw:text-style-name="P2" draw:layer="perçages" svg:width="0.08cm" svg:height="0.08cm" svg:x="11.487cm" svg:y="7.738cm">
          <text:p/>
        </draw:circle>
        <draw:circle draw:style-name="gr2" draw:text-style-name="P2" draw:layer="perçages" svg:width="0.08cm" svg:height="0.08cm" svg:x="10.725cm" svg:y="7.992cm">
          <text:p/>
        </draw:circle>
        <draw:circle draw:style-name="gr2" draw:text-style-name="P2" draw:layer="perçages" svg:width="0.08cm" svg:height="0.08cm" svg:x="10.979cm" svg:y="7.992cm">
          <text:p/>
        </draw:circle>
        <draw:circle draw:style-name="gr2" draw:text-style-name="P2" draw:layer="perçages" svg:width="0.08cm" svg:height="0.08cm" svg:x="11.233cm" svg:y="7.992cm">
          <text:p/>
        </draw:circle>
        <draw:circle draw:style-name="gr2" draw:text-style-name="P2" draw:layer="perçages" svg:width="0.08cm" svg:height="0.08cm" svg:x="11.487cm" svg:y="7.992cm">
          <text:p/>
        </draw:circle>
        <draw:circle draw:style-name="gr2" draw:text-style-name="P2" draw:layer="perçages" svg:width="0.08cm" svg:height="0.08cm" svg:x="10.725cm" svg:y="8.246cm">
          <text:p/>
        </draw:circle>
        <draw:circle draw:style-name="gr2" draw:text-style-name="P2" draw:layer="perçages" svg:width="0.08cm" svg:height="0.08cm" svg:x="10.979cm" svg:y="8.246cm">
          <text:p/>
        </draw:circle>
        <draw:circle draw:style-name="gr2" draw:text-style-name="P2" draw:layer="perçages" svg:width="0.08cm" svg:height="0.08cm" svg:x="11.233cm" svg:y="8.246cm">
          <text:p/>
        </draw:circle>
        <draw:circle draw:style-name="gr2" draw:text-style-name="P2" draw:layer="perçages" svg:width="0.08cm" svg:height="0.08cm" svg:x="11.487cm" svg:y="8.246cm">
          <text:p/>
        </draw:circle>
        <draw:circle draw:style-name="gr2" draw:text-style-name="P2" draw:layer="perçages" svg:width="0.08cm" svg:height="0.08cm" svg:x="10.725cm" svg:y="8.5cm">
          <text:p/>
        </draw:circle>
        <draw:circle draw:style-name="gr2" draw:text-style-name="P2" draw:layer="perçages" svg:width="0.08cm" svg:height="0.08cm" svg:x="10.979cm" svg:y="8.5cm">
          <text:p/>
        </draw:circle>
        <draw:circle draw:style-name="gr2" draw:text-style-name="P2" draw:layer="perçages" svg:width="0.08cm" svg:height="0.08cm" svg:x="11.233cm" svg:y="8.5cm">
          <text:p/>
        </draw:circle>
        <draw:circle draw:style-name="gr2" draw:text-style-name="P2" draw:layer="perçages" svg:width="0.08cm" svg:height="0.08cm" svg:x="11.487cm" svg:y="8.5cm">
          <text:p/>
        </draw:circle>
        <draw:circle draw:style-name="gr2" draw:text-style-name="P2" draw:layer="perçages" svg:width="0.08cm" svg:height="0.08cm" svg:x="10.725cm" svg:y="8.754cm">
          <text:p/>
        </draw:circle>
        <draw:circle draw:style-name="gr2" draw:text-style-name="P2" draw:layer="perçages" svg:width="0.08cm" svg:height="0.08cm" svg:x="10.979cm" svg:y="8.754cm">
          <text:p/>
        </draw:circle>
        <draw:circle draw:style-name="gr2" draw:text-style-name="P2" draw:layer="perçages" svg:width="0.08cm" svg:height="0.08cm" svg:x="11.233cm" svg:y="8.754cm">
          <text:p/>
        </draw:circle>
        <draw:circle draw:style-name="gr2" draw:text-style-name="P2" draw:layer="perçages" svg:width="0.08cm" svg:height="0.08cm" svg:x="11.487cm" svg:y="8.754cm">
          <text:p/>
        </draw:circle>
        <draw:circle draw:style-name="gr2" draw:text-style-name="P2" draw:layer="perçages" svg:width="0.08cm" svg:height="0.08cm" svg:x="10.725cm" svg:y="8.754cm">
          <text:p/>
        </draw:circle>
        <draw:circle draw:style-name="gr2" draw:text-style-name="P2" draw:layer="perçages" svg:width="0.08cm" svg:height="0.08cm" svg:x="10.979cm" svg:y="8.754cm">
          <text:p/>
        </draw:circle>
        <draw:circle draw:style-name="gr2" draw:text-style-name="P2" draw:layer="perçages" svg:width="0.08cm" svg:height="0.08cm" svg:x="11.233cm" svg:y="8.754cm">
          <text:p/>
        </draw:circle>
        <draw:circle draw:style-name="gr2" draw:text-style-name="P2" draw:layer="perçages" svg:width="0.08cm" svg:height="0.08cm" svg:x="11.487cm" svg:y="8.754cm">
          <text:p/>
        </draw:circle>
        <draw:circle draw:style-name="gr2" draw:text-style-name="P2" draw:layer="perçages" svg:width="0.08cm" svg:height="0.08cm" svg:x="10.725cm" svg:y="9.008cm">
          <text:p/>
        </draw:circle>
        <draw:circle draw:style-name="gr2" draw:text-style-name="P2" draw:layer="perçages" svg:width="0.08cm" svg:height="0.08cm" svg:x="10.979cm" svg:y="9.008cm">
          <text:p/>
        </draw:circle>
        <draw:circle draw:style-name="gr2" draw:text-style-name="P2" draw:layer="perçages" svg:width="0.08cm" svg:height="0.08cm" svg:x="11.233cm" svg:y="9.008cm">
          <text:p/>
        </draw:circle>
        <draw:circle draw:style-name="gr2" draw:text-style-name="P2" draw:layer="perçages" svg:width="0.08cm" svg:height="0.08cm" svg:x="11.487cm" svg:y="9.008cm">
          <text:p/>
        </draw:circle>
        <draw:circle draw:style-name="gr2" draw:text-style-name="P2" draw:layer="perçages" svg:width="0.08cm" svg:height="0.08cm" svg:x="10.725cm" svg:y="9.262cm">
          <text:p/>
        </draw:circle>
        <draw:circle draw:style-name="gr2" draw:text-style-name="P2" draw:layer="perçages" svg:width="0.08cm" svg:height="0.08cm" svg:x="10.979cm" svg:y="9.262cm">
          <text:p/>
        </draw:circle>
        <draw:circle draw:style-name="gr2" draw:text-style-name="P2" draw:layer="perçages" svg:width="0.08cm" svg:height="0.08cm" svg:x="11.233cm" svg:y="9.262cm">
          <text:p/>
        </draw:circle>
        <draw:circle draw:style-name="gr2" draw:text-style-name="P2" draw:layer="perçages" svg:width="0.08cm" svg:height="0.08cm" svg:x="11.487cm" svg:y="9.262cm">
          <text:p/>
        </draw:circle>
        <draw:circle draw:style-name="gr2" draw:text-style-name="P2" draw:layer="perçages" svg:width="0.08cm" svg:height="0.08cm" svg:x="10.725cm" svg:y="9.516cm">
          <text:p/>
        </draw:circle>
        <draw:circle draw:style-name="gr2" draw:text-style-name="P2" draw:layer="perçages" svg:width="0.08cm" svg:height="0.08cm" svg:x="10.979cm" svg:y="9.516cm">
          <text:p/>
        </draw:circle>
        <draw:circle draw:style-name="gr2" draw:text-style-name="P2" draw:layer="perçages" svg:width="0.08cm" svg:height="0.08cm" svg:x="11.233cm" svg:y="9.516cm">
          <text:p/>
        </draw:circle>
        <draw:circle draw:style-name="gr2" draw:text-style-name="P2" draw:layer="perçages" svg:width="0.08cm" svg:height="0.08cm" svg:x="11.487cm" svg:y="9.516cm">
          <text:p/>
        </draw:circle>
        <draw:circle draw:style-name="gr2" draw:text-style-name="P2" draw:layer="perçages" svg:width="0.08cm" svg:height="0.08cm" svg:x="10.725cm" svg:y="9.77cm">
          <text:p/>
        </draw:circle>
        <draw:circle draw:style-name="gr2" draw:text-style-name="P2" draw:layer="perçages" svg:width="0.08cm" svg:height="0.08cm" svg:x="10.979cm" svg:y="9.77cm">
          <text:p/>
        </draw:circle>
        <draw:circle draw:style-name="gr2" draw:text-style-name="P2" draw:layer="perçages" svg:width="0.08cm" svg:height="0.08cm" svg:x="11.233cm" svg:y="9.77cm">
          <text:p/>
        </draw:circle>
        <draw:circle draw:style-name="gr2" draw:text-style-name="P2" draw:layer="perçages" svg:width="0.08cm" svg:height="0.08cm" svg:x="11.487cm" svg:y="9.77cm">
          <text:p/>
        </draw:circle>
        <draw:circle draw:style-name="gr2" draw:text-style-name="P2" draw:layer="perçages" svg:width="0.08cm" svg:height="0.08cm" svg:x="10.725cm" svg:y="10.024cm">
          <text:p/>
        </draw:circle>
        <draw:circle draw:style-name="gr2" draw:text-style-name="P2" draw:layer="perçages" svg:width="0.08cm" svg:height="0.08cm" svg:x="10.979cm" svg:y="10.024cm">
          <text:p/>
        </draw:circle>
        <draw:circle draw:style-name="gr2" draw:text-style-name="P2" draw:layer="perçages" svg:width="0.08cm" svg:height="0.08cm" svg:x="11.233cm" svg:y="10.024cm">
          <text:p/>
        </draw:circle>
        <draw:circle draw:style-name="gr2" draw:text-style-name="P2" draw:layer="perçages" svg:width="0.08cm" svg:height="0.08cm" svg:x="11.487cm" svg:y="10.024cm">
          <text:p/>
        </draw:circle>
        <draw:circle draw:style-name="gr2" draw:text-style-name="P2" draw:layer="perçages" svg:width="0.08cm" svg:height="0.08cm" svg:x="10.725cm" svg:y="10.024cm">
          <text:p/>
        </draw:circle>
        <draw:circle draw:style-name="gr2" draw:text-style-name="P2" draw:layer="perçages" svg:width="0.08cm" svg:height="0.08cm" svg:x="10.979cm" svg:y="10.024cm">
          <text:p/>
        </draw:circle>
        <draw:circle draw:style-name="gr2" draw:text-style-name="P2" draw:layer="perçages" svg:width="0.08cm" svg:height="0.08cm" svg:x="11.233cm" svg:y="10.024cm">
          <text:p/>
        </draw:circle>
        <draw:circle draw:style-name="gr2" draw:text-style-name="P2" draw:layer="perçages" svg:width="0.08cm" svg:height="0.08cm" svg:x="11.487cm" svg:y="10.024cm">
          <text:p/>
        </draw:circle>
        <draw:circle draw:style-name="gr2" draw:text-style-name="P2" draw:layer="perçages" svg:width="0.08cm" svg:height="0.08cm" svg:x="10.725cm" svg:y="10.278cm">
          <text:p/>
        </draw:circle>
        <draw:circle draw:style-name="gr2" draw:text-style-name="P2" draw:layer="perçages" svg:width="0.08cm" svg:height="0.08cm" svg:x="10.979cm" svg:y="10.278cm">
          <text:p/>
        </draw:circle>
        <draw:circle draw:style-name="gr2" draw:text-style-name="P2" draw:layer="perçages" svg:width="0.08cm" svg:height="0.08cm" svg:x="11.233cm" svg:y="10.278cm">
          <text:p/>
        </draw:circle>
        <draw:circle draw:style-name="gr2" draw:text-style-name="P2" draw:layer="perçages" svg:width="0.08cm" svg:height="0.08cm" svg:x="11.487cm" svg:y="10.278cm">
          <text:p/>
        </draw:circle>
        <draw:circle draw:style-name="gr2" draw:text-style-name="P2" draw:layer="perçages" svg:width="0.08cm" svg:height="0.08cm" svg:x="10.725cm" svg:y="10.532cm">
          <text:p/>
        </draw:circle>
        <draw:circle draw:style-name="gr2" draw:text-style-name="P2" draw:layer="perçages" svg:width="0.08cm" svg:height="0.08cm" svg:x="10.979cm" svg:y="10.532cm">
          <text:p/>
        </draw:circle>
        <draw:circle draw:style-name="gr2" draw:text-style-name="P2" draw:layer="perçages" svg:width="0.08cm" svg:height="0.08cm" svg:x="11.233cm" svg:y="10.532cm">
          <text:p/>
        </draw:circle>
        <draw:circle draw:style-name="gr2" draw:text-style-name="P2" draw:layer="perçages" svg:width="0.08cm" svg:height="0.08cm" svg:x="11.487cm" svg:y="10.532cm">
          <text:p/>
        </draw:circle>
        <draw:circle draw:style-name="gr2" draw:text-style-name="P2" draw:layer="perçages" svg:width="0.08cm" svg:height="0.08cm" svg:x="10.725cm" svg:y="10.786cm">
          <text:p/>
        </draw:circle>
        <draw:circle draw:style-name="gr2" draw:text-style-name="P2" draw:layer="perçages" svg:width="0.08cm" svg:height="0.08cm" svg:x="10.979cm" svg:y="10.786cm">
          <text:p/>
        </draw:circle>
        <draw:circle draw:style-name="gr2" draw:text-style-name="P2" draw:layer="perçages" svg:width="0.08cm" svg:height="0.08cm" svg:x="11.233cm" svg:y="10.786cm">
          <text:p/>
        </draw:circle>
        <draw:circle draw:style-name="gr2" draw:text-style-name="P2" draw:layer="perçages" svg:width="0.08cm" svg:height="0.08cm" svg:x="11.487cm" svg:y="10.786cm">
          <text:p/>
        </draw:circle>
        <draw:circle draw:style-name="gr2" draw:text-style-name="P2" draw:layer="perçages" svg:width="0.08cm" svg:height="0.08cm" svg:x="10.725cm" svg:y="11.04cm">
          <text:p/>
        </draw:circle>
        <draw:circle draw:style-name="gr2" draw:text-style-name="P2" draw:layer="perçages" svg:width="0.08cm" svg:height="0.08cm" svg:x="10.979cm" svg:y="11.04cm">
          <text:p/>
        </draw:circle>
        <draw:circle draw:style-name="gr2" draw:text-style-name="P2" draw:layer="perçages" svg:width="0.08cm" svg:height="0.08cm" svg:x="11.233cm" svg:y="11.04cm">
          <text:p/>
        </draw:circle>
        <draw:circle draw:style-name="gr2" draw:text-style-name="P2" draw:layer="perçages" svg:width="0.08cm" svg:height="0.08cm" svg:x="11.487cm" svg:y="11.04cm">
          <text:p/>
        </draw:circle>
        <draw:rect draw:style-name="gr2" draw:text-style-name="P2" draw:layer="layout" svg:width="3.685cm" svg:height="1.023cm" draw:transform="rotate (1.5707963267949) translate (10.636cm 11.387cm)">
          <text:p/>
        </draw:rect>
        <draw:custom-shape draw:style-name="gr18" draw:text-style-name="P7" draw:layer="coupures" svg:width="0.5cm" svg:height="0.5cm" svg:x="10.894cm" svg:y="7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coupures" svg:width="0.5cm" svg:height="0.5cm" svg:x="10.894cm" svg:y="10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coupures" svg:width="0.5cm" svg:height="0.5cm" svg:x="10.894cm" svg:y="7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Cover" svg:width="6.438cm" svg:height="3.845cm" svg:x="7.779cm" svg:y="7.602cm">
          <text:p/>
          <draw:enhanced-geometry svg:viewBox="0 0 21600 21600" draw:type="rectangle" draw:enhanced-path="M 0 0 L 21600 0 21600 21600 0 21600 0 0 Z N"/>
        </draw:custom-shape>
        <draw:g>
          <draw:path draw:style-name="gr27" draw:text-style-name="P15" draw:layer="composants" svg:width="0.349cm" svg:height="0.261cm" draw:transform="rotate (1.5707963267949) translate (11.031cm 8.974cm)" svg:viewBox="0 0 350 262" svg:d="M22 0c-14 25-22 55-22 87 0 99 76 175 175 175s175-76 175-175c0-32-8-62-22-87z">
            <text:p/>
          </draw:path>
          <draw:custom-shape draw:style-name="gr20" draw:text-style-name="P4" draw:layer="composants" svg:width="0.08cm" svg:height="0.08cm" draw:transform="rotate (-1.5707963267949) translate (11.055cm 8.759cm)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20" draw:text-style-name="P4" draw:layer="composants" svg:width="0.08cm" svg:height="0.08cm" draw:transform="rotate (-1.5707963267949) translate (11.331cm 8.759cm)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</draw:g>
        <draw:g>
          <draw:path draw:style-name="gr28" draw:text-style-name="P16" draw:layer="composants" svg:width="0.349cm" svg:height="0.261cm" draw:transform="rotate (1.5707963267949) translate (11.023cm 9.731cm)" svg:viewBox="0 0 350 262" svg:d="M22 0c-14 25-22 55-22 87 0 99 76 175 175 175s175-76 175-175c0-32-8-62-22-87z">
            <text:p/>
          </draw:path>
          <draw:custom-shape draw:style-name="gr20" draw:text-style-name="P4" draw:layer="composants" svg:width="0.08cm" svg:height="0.08cm" draw:transform="rotate (-1.5707963267949) translate (11.052cm 9.5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draw:transform="rotate (-1.5707963267949) translate (11.335cm 9.5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29" draw:text-style-name="P17" draw:layer="composants" svg:width="0.349cm" svg:height="0.261cm" draw:transform="rotate (1.5707963267949) translate (11.019cm 10.481cm)" svg:viewBox="0 0 350 262" svg:d="M22 0c-14 25-22 55-22 87 0 99 76 175 175 175s175-76 175-175c0-32-8-62-22-87z">
            <text:p/>
          </draw:path>
          <draw:custom-shape draw:style-name="gr20" draw:text-style-name="P4" draw:layer="composants" svg:width="0.08cm" svg:height="0.08cm" draw:transform="rotate (-1.5707963267949) translate (11.049cm 10.266cm)">
            <text:p/>
  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composants" svg:width="0.08cm" svg:height="0.08cm" draw:transform="rotate (-1.5707963267949) translate (11.316cm 10.266cm)">
            <text:p/>
  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2" draw:layer="coupures" svg:x1="11.188cm" svg:y1="9.179cm" svg:x2="11.377cm" svg:y2="9.179cm">
          <text:p/>
        </draw:line>
        <draw:line draw:style-name="gr7" draw:text-style-name="P2" draw:layer="coupures" svg:x1="11.18cm" svg:y1="9.947cm" svg:x2="11.369cm" svg:y2="9.947cm">
          <text:p/>
        </draw:line>
        <draw:line draw:style-name="gr7" draw:text-style-name="P2" draw:layer="coupures" svg:x1="10.927cm" svg:y1="10.715cm" svg:x2="11.379cm" svg:y2="10.715cm">
          <text:p/>
        </draw:line>
        <draw:line draw:style-name="gr7" draw:text-style-name="P2" draw:layer="coupures" svg:x1="10.919cm" svg:y1="8.414cm" svg:x2="11.371cm" svg:y2="8.414cm">
          <text:p/>
        </draw:line>
        <draw:custom-shape draw:style-name="gr16" draw:text-style-name="P5" draw:layer="layout" svg:width="0.08cm" svg:height="0.08cm" svg:x="18.411cm" svg:y="8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08cm" svg:height="0.08cm" svg:x="18.411cm" svg:y="1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8.455cm" svg:y1="8.528cm" svg:x2="18.446cm" svg:y2="10.8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ircuit imprimé"/>
      <draw:layer draw:name="perçages"/>
      <draw:layer draw:name="composants"/>
      <draw:layer draw:name="coupures"/>
      <draw:layer draw:name="straps"/>
      <draw:layer draw:name="Cartouche"/>
      <draw:layer draw:name="Cover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$Build-2</meta:generator>
    <meta:initial-creator>Pierre Wieser</meta:initial-creator>
    <meta:creation-date>2007-11-11T21:53:05</meta:creation-date>
    <dc:date>2015-06-12T00:56:54.822439158</dc:date>
    <meta:editing-cycles>26</meta:editing-cycles>
    <meta:editing-duration>PT8H54M16S</meta:editing-duration>
    <meta:document-statistic meta:object-count="640"/>
    <meta:user-defined meta:name="Info 1"/>
    <meta:user-defined meta:name="Info 2"/>
    <meta:user-defined meta:name="Info 3"/>
    <meta:user-defined meta:name="Info 4"/>
  </office:meta>
</office:document-meta>
</file>